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vertical-align="middle"/>
    </style:style>
    <style:style style:name="gr2" style:family="graphic" style:parent-style-name="standard">
      <style:graphic-properties draw:fill-color="#ffffff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width="0.2cm" svg:stroke-color="#000000" draw:marker-start="Arrowheads_20_1" draw:fill="none" draw:fill-color="#ffffff" draw:auto-grow-height="true" draw:auto-grow-width="false" fo:max-height="0cm" fo:min-height="1.423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fill="solid" draw:fill-color="#ffffff" draw:textarea-vertical-align="middle"/>
    </style:style>
    <style:style style:name="gr9" style:family="graphic" style:parent-style-name="standard">
      <style:graphic-properties draw:fill-color="#00ff66" draw:textarea-vertical-align="middle"/>
    </style:style>
    <style:style style:name="gr10" style:family="graphic" style:parent-style-name="standard" style:list-style-name="L1">
      <style:graphic-properties draw:fill="solid" draw:fill-color="#00ff66" draw:textarea-vertical-align="middle"/>
    </style:style>
    <style:style style:name="gr11" style:family="graphic" style:parent-style-name="standard" style:list-style-name="L1">
      <style:graphic-properties draw:fill="solid" draw:fill-color="#00ff66" draw:textarea-vertical-align="middle"/>
    </style:style>
    <style:style style:name="gr12" style:family="graphic" style:parent-style-name="standard">
      <style:graphic-properties draw:fill="solid" draw:fill-color="#ffff66" draw:textarea-vertical-align="middle"/>
    </style:style>
    <style:style style:name="gr13" style:family="graphic" style:parent-style-name="standard">
      <style:graphic-properties draw:fill-color="#ffff66" draw:textarea-vertical-align="middle"/>
    </style:style>
    <style:style style:name="gr14" style:family="graphic" style:parent-style-name="standard" style:list-style-name="L1">
      <style:graphic-properties draw:fill="solid" draw:fill-color="#00ff66" draw:textarea-vertical-align="middle"/>
    </style:style>
    <style:style style:name="gr15" style:family="graphic" style:parent-style-name="standard" style:list-style-name="L1">
      <style:graphic-properties draw:fill-color="#ffff66" draw:textarea-vertical-align="middle"/>
    </style:style>
    <style:style style:name="gr16" style:family="graphic" style:parent-style-name="standard">
      <style:graphic-properties draw:fill="solid" draw:fill-color="#00ff66" draw:textarea-vertical-align="middle"/>
    </style:style>
    <style:style style:name="gr17" style:family="graphic" style:parent-style-name="standard" style:list-style-name="L1">
      <style:graphic-properties draw:fill-color="#00ff66" draw:textarea-vertical-align="middle"/>
    </style:style>
    <style:style style:name="gr18" style:family="graphic" style:parent-style-name="standard" style:list-style-name="L1">
      <style:graphic-properties draw:fill-color="#00ff66" draw:textarea-vertical-align="middle"/>
    </style:style>
    <style:style style:name="gr19" style:family="graphic" style:parent-style-name="standard" style:list-style-name="L1">
      <style:graphic-properties draw:fill="solid" draw:fill-color="#00ff66" draw:textarea-vertical-align="middle"/>
    </style:style>
    <style:style style:name="gr20" style:family="graphic" style:parent-style-name="standard" style:list-style-name="L1">
      <style:graphic-properties draw:fill-color="#ffff66" draw:textarea-vertical-align="middle"/>
    </style:style>
    <style:style style:name="gr21" style:family="graphic" style:parent-style-name="standard" style:list-style-name="L1">
      <style:graphic-properties draw:fill-color="#00ff66" draw:textarea-vertical-align="middle"/>
    </style:style>
    <style:style style:name="gr22" style:family="graphic" style:parent-style-name="standard" style:list-style-name="L1">
      <style:graphic-properties draw:fill="solid" draw:fill-color="#00ff66" draw:textarea-vertical-align="middle"/>
    </style:style>
    <style:style style:name="gr23" style:family="graphic" style:parent-style-name="standard" style:list-style-name="L1">
      <style:graphic-properties draw:fill-color="#00ff66" draw:textarea-vertical-align="middle"/>
    </style:style>
    <style:style style:name="gr24" style:family="graphic" style:parent-style-name="standard" style:list-style-name="L1">
      <style:graphic-properties draw:fill="solid" draw:fill-color="#00ff66" draw:textarea-vertical-align="middle"/>
    </style:style>
    <style:style style:name="gr25" style:family="graphic" style:parent-style-name="standard" style:list-style-name="L1">
      <style:graphic-properties draw:fill="solid" draw:fill-color="#00ff66" draw:textarea-vertical-align="middle"/>
    </style:style>
    <style:style style:name="gr26" style:family="graphic" style:parent-style-name="standard" style:list-style-name="L1">
      <style:graphic-properties draw:fill-color="#ffff66" draw:textarea-vertical-align="middle"/>
    </style:style>
    <style:style style:name="gr27" style:family="graphic" style:parent-style-name="standard" style:list-style-name="L1">
      <style:graphic-properties draw:fill-color="#00ff66" draw:textarea-vertical-align="middle"/>
    </style:style>
    <style:style style:name="gr28" style:family="graphic" style:parent-style-name="standard" style:list-style-name="L1">
      <style:graphic-properties draw:fill="solid" draw:fill-color="#00ff66" draw:textarea-vertical-align="middle"/>
    </style:style>
    <style:style style:name="gr29" style:family="graphic" style:parent-style-name="standard" style:list-style-name="L1">
      <style:graphic-properties draw:fill-color="#00ff66" draw:textarea-vertical-align="middle"/>
    </style:style>
    <style:style style:name="gr30" style:family="graphic" style:parent-style-name="standard" style:list-style-name="L1">
      <style:graphic-properties draw:fill="solid" draw:fill-color="#00ff66" draw:textarea-vertical-align="middle"/>
    </style:style>
    <style:style style:name="gr31" style:family="graphic" style:parent-style-name="standard" style:list-style-name="L1">
      <style:graphic-properties draw:fill="solid" draw:fill-color="#00ff66" draw:textarea-vertical-align="middle"/>
    </style:style>
    <style:style style:name="gr32" style:family="graphic" style:parent-style-name="standard" style:list-style-name="L1">
      <style:graphic-properties draw:fill-color="#ffff66" draw:textarea-vertical-align="middle"/>
    </style:style>
    <style:style style:name="gr33" style:family="graphic" style:parent-style-name="standard" style:list-style-name="L1">
      <style:graphic-properties draw:fill-color="#ffff66" draw:textarea-vertical-align="middle"/>
    </style:style>
    <style:style style:name="gr34" style:family="graphic" style:parent-style-name="standard" style:list-style-name="L1">
      <style:graphic-properties draw:fill-color="#ffff66" draw:textarea-vertical-align="middle"/>
    </style:style>
    <style:style style:name="gr35" style:family="graphic" style:parent-style-name="standard" style:list-style-name="L1">
      <style:graphic-properties draw:fill-color="#00ff66" draw:textarea-vertical-align="middle"/>
    </style:style>
    <style:style style:name="gr36" style:family="graphic" style:parent-style-name="standard" style:list-style-name="L1">
      <style:graphic-properties draw:fill="solid" draw:fill-color="#00ff66" draw:textarea-vertical-align="middle"/>
    </style:style>
    <style:style style:name="gr37" style:family="graphic" style:parent-style-name="standard" style:list-style-name="L1">
      <style:graphic-properties draw:fill-color="#00ff66" draw:textarea-vertical-align="middle"/>
    </style:style>
    <style:style style:name="gr38" style:family="graphic" style:parent-style-name="standard" style:list-style-name="L1">
      <style:graphic-properties draw:fill-color="#00ff66" draw:textarea-vertical-align="middle"/>
    </style:style>
    <style:style style:name="gr39" style:family="graphic" style:parent-style-name="standard" style:list-style-name="L1">
      <style:graphic-properties draw:fill-color="#00ff66" draw:textarea-vertical-align="middle"/>
    </style:style>
    <style:style style:name="gr40" style:family="graphic" style:parent-style-name="standard" style:list-style-name="L1">
      <style:graphic-properties draw:fill-color="#00ff66" draw:textarea-vertical-align="middle"/>
    </style:style>
    <style:style style:name="gr41" style:family="graphic" style:parent-style-name="standard" style:list-style-name="L1">
      <style:graphic-properties draw:fill-color="#00ff66" draw:textarea-vertical-align="middle"/>
    </style:style>
    <style:style style:name="gr42" style:family="graphic" style:parent-style-name="standard" style:list-style-name="L1">
      <style:graphic-properties draw:fill="solid" draw:fill-color="#00ff66" draw:textarea-vertical-align="middle"/>
    </style:style>
    <style:style style:name="gr43" style:family="graphic" style:parent-style-name="standard" style:list-style-name="L1">
      <style:graphic-properties draw:fill="solid" draw:fill-color="#00ff66" draw:textarea-vertical-align="middle"/>
    </style:style>
    <style:style style:name="gr44" style:family="graphic" style:parent-style-name="standard" style:list-style-name="L1">
      <style:graphic-properties draw:fill-color="#ffff66" draw:textarea-vertical-align="middle"/>
    </style:style>
    <style:style style:name="gr45" style:family="graphic" style:parent-style-name="standard" style:list-style-name="L1">
      <style:graphic-properties draw:fill-color="#ffff66" draw:textarea-vertical-align="middle"/>
    </style:style>
    <style:style style:name="gr46" style:family="graphic" style:parent-style-name="standard" style:list-style-name="L1">
      <style:graphic-properties draw:fill-color="#00ff66" draw:textarea-vertical-align="middle"/>
    </style:style>
    <style:style style:name="gr47" style:family="graphic" style:parent-style-name="standard" style:list-style-name="L1">
      <style:graphic-properties draw:fill="solid" draw:fill-color="#00ff66" draw:textarea-vertical-align="middle"/>
    </style:style>
    <style:style style:name="gr48" style:family="graphic" style:parent-style-name="standard" style:list-style-name="L1">
      <style:graphic-properties draw:fill-color="#00ff66" draw:textarea-vertical-align="middle"/>
    </style:style>
    <style:style style:name="gr49" style:family="graphic" style:parent-style-name="standard" style:list-style-name="L1">
      <style:graphic-properties draw:fill-color="#00ff66" draw:textarea-vertical-align="middle"/>
    </style:style>
    <style:style style:name="gr50" style:family="graphic" style:parent-style-name="standard" style:list-style-name="L1">
      <style:graphic-properties draw:fill-color="#00ff66" draw:textarea-vertical-align="middle"/>
    </style:style>
    <style:style style:name="gr51" style:family="graphic" style:parent-style-name="standard" style:list-style-name="L1">
      <style:graphic-properties draw:fill-color="#00ff66" draw:textarea-vertical-align="middle"/>
    </style:style>
    <style:style style:name="gr52" style:family="graphic" style:parent-style-name="standard" style:list-style-name="L1">
      <style:graphic-properties draw:fill-color="#00ff66" draw:textarea-vertical-align="middle"/>
    </style:style>
    <style:style style:name="gr53" style:family="graphic" style:parent-style-name="standard" style:list-style-name="L1">
      <style:graphic-properties draw:fill="solid" draw:fill-color="#00ff66" draw:textarea-vertical-align="middle"/>
    </style:style>
    <style:style style:name="gr54" style:family="graphic" style:parent-style-name="standard" style:list-style-name="L1">
      <style:graphic-properties draw:fill="solid" draw:fill-color="#00ff66" draw:textarea-vertical-align="middle"/>
    </style:style>
    <style:style style:name="gr55" style:family="graphic" style:parent-style-name="standard" style:list-style-name="L1">
      <style:graphic-properties draw:fill-color="#ffff66" draw:textarea-vertical-align="middle"/>
    </style:style>
    <style:style style:name="gr56" style:family="graphic" style:parent-style-name="standard" style:list-style-name="L1">
      <style:graphic-properties draw:fill-color="#ffff66" draw:textarea-vertical-align="middle"/>
    </style:style>
    <style:style style:name="gr57" style:family="graphic" style:parent-style-name="standard" style:list-style-name="L1">
      <style:graphic-properties draw:fill-color="#00ff66" draw:textarea-vertical-align="middle"/>
    </style:style>
    <style:style style:name="gr58" style:family="graphic" style:parent-style-name="standard" style:list-style-name="L1">
      <style:graphic-properties draw:fill="solid" draw:fill-color="#00ff66" draw:textarea-vertical-align="middle"/>
    </style:style>
    <style:style style:name="gr59" style:family="graphic" style:parent-style-name="standard" style:list-style-name="L1">
      <style:graphic-properties draw:fill-color="#00ff66" draw:textarea-vertical-align="middle"/>
    </style:style>
    <style:style style:name="gr60" style:family="graphic" style:parent-style-name="standard" style:list-style-name="L1">
      <style:graphic-properties draw:fill-color="#00ff66" draw:textarea-vertical-align="middle"/>
    </style:style>
    <style:style style:name="gr61" style:family="graphic" style:parent-style-name="standard" style:list-style-name="L1">
      <style:graphic-properties draw:fill-color="#00ff66" draw:textarea-vertical-align="middle"/>
    </style:style>
    <style:style style:name="gr62" style:family="graphic" style:parent-style-name="standard" style:list-style-name="L1">
      <style:graphic-properties draw:fill-color="#00ff66" draw:textarea-vertical-align="middle"/>
    </style:style>
    <style:style style:name="gr63" style:family="graphic" style:parent-style-name="standard" style:list-style-name="L1">
      <style:graphic-properties draw:fill-color="#00ff66" draw:textarea-vertical-align="middle"/>
    </style:style>
    <style:style style:name="gr64" style:family="graphic" style:parent-style-name="standard" style:list-style-name="L1">
      <style:graphic-properties draw:fill="solid" draw:fill-color="#00ff66" draw:textarea-vertical-align="middle"/>
    </style:style>
    <style:style style:name="gr65" style:family="graphic" style:parent-style-name="standard" style:list-style-name="L1">
      <style:graphic-properties draw:fill="solid" draw:fill-color="#00ff66" draw:textarea-vertical-align="middle"/>
    </style:style>
    <style:style style:name="gr66" style:family="graphic" style:parent-style-name="standard" style:list-style-name="L1">
      <style:graphic-properties draw:fill-color="#ffff66" draw:textarea-vertical-align="middle"/>
    </style:style>
    <style:style style:name="gr67" style:family="graphic" style:parent-style-name="standard" style:list-style-name="L1">
      <style:graphic-properties draw:fill-color="#ffff66" draw:textarea-vertical-align="middle"/>
    </style:style>
    <style:style style:name="gr68" style:family="graphic" style:parent-style-name="standard" style:list-style-name="L1">
      <style:graphic-properties draw:fill-color="#00ff66" draw:textarea-vertical-align="middle"/>
    </style:style>
    <style:style style:name="gr69" style:family="graphic" style:parent-style-name="standard" style:list-style-name="L1">
      <style:graphic-properties draw:fill="solid" draw:fill-color="#00ff66" draw:textarea-vertical-align="middle"/>
    </style:style>
    <style:style style:name="gr70" style:family="graphic" style:parent-style-name="standard" style:list-style-name="L1">
      <style:graphic-properties draw:fill-color="#00ff66" draw:textarea-vertical-align="middle"/>
    </style:style>
    <style:style style:name="gr71" style:family="graphic" style:parent-style-name="standard" style:list-style-name="L1">
      <style:graphic-properties draw:fill-color="#00ff66" draw:textarea-vertical-align="middle"/>
    </style:style>
    <style:style style:name="gr72" style:family="graphic" style:parent-style-name="standard" style:list-style-name="L1">
      <style:graphic-properties draw:fill-color="#00ff66" draw:textarea-vertical-align="middle"/>
    </style:style>
    <style:style style:name="gr73" style:family="graphic" style:parent-style-name="standard" style:list-style-name="L1">
      <style:graphic-properties draw:fill-color="#00ff66" draw:textarea-vertical-align="middle"/>
    </style:style>
    <style:style style:name="gr74" style:family="graphic" style:parent-style-name="standard" style:list-style-name="L1">
      <style:graphic-properties draw:fill-color="#00ff66" draw:textarea-vertical-align="middle"/>
    </style:style>
    <style:style style:name="gr75" style:family="graphic" style:parent-style-name="standard" style:list-style-name="L1">
      <style:graphic-properties draw:fill-color="#00ff66" draw:textarea-vertical-align="middle"/>
    </style:style>
    <style:style style:name="gr76" style:family="graphic" style:parent-style-name="standard" style:list-style-name="L1">
      <style:graphic-properties draw:fill-color="#00ff66" draw:textarea-vertical-align="middle"/>
    </style:style>
    <style:style style:name="gr77" style:family="graphic" style:parent-style-name="standard" style:list-style-name="L1">
      <style:graphic-properties draw:fill="solid" draw:fill-color="#00ff66" draw:textarea-vertical-align="middle"/>
    </style:style>
    <style:style style:name="gr78" style:family="graphic" style:parent-style-name="standard" style:list-style-name="L1">
      <style:graphic-properties draw:fill="solid" draw:fill-color="#00ff66" draw:textarea-vertical-align="middle"/>
    </style:style>
    <style:style style:name="gr79" style:family="graphic" style:parent-style-name="standard" style:list-style-name="L1">
      <style:graphic-properties draw:fill-color="#ffff66" draw:textarea-vertical-align="middle"/>
    </style:style>
    <style:style style:name="gr80" style:family="graphic" style:parent-style-name="standard" style:list-style-name="L1">
      <style:graphic-properties draw:fill-color="#ffff66" draw:textarea-vertical-align="middle"/>
    </style:style>
    <style:style style:name="gr81" style:family="graphic" style:parent-style-name="standard" style:list-style-name="L1">
      <style:graphic-properties draw:fill-color="#00ff66" draw:textarea-vertical-align="middle"/>
    </style:style>
    <style:style style:name="gr82" style:family="graphic" style:parent-style-name="standard" style:list-style-name="L1">
      <style:graphic-properties draw:fill-color="#00ff66" draw:textarea-vertical-align="middle"/>
    </style:style>
    <style:style style:name="gr83" style:family="graphic" style:parent-style-name="standard" style:list-style-name="L1">
      <style:graphic-properties draw:fill="solid" draw:fill-color="#00ff66" draw:textarea-vertical-align="middle"/>
    </style:style>
    <style:style style:name="gr84" style:family="graphic" style:parent-style-name="standard" style:list-style-name="L1">
      <style:graphic-properties draw:fill-color="#00ff66" draw:textarea-vertical-align="middle"/>
    </style:style>
    <style:style style:name="gr85" style:family="graphic" style:parent-style-name="standard" style:list-style-name="L1">
      <style:graphic-properties draw:fill-color="#00ff66" draw:textarea-vertical-align="middle"/>
    </style:style>
    <style:style style:name="gr86" style:family="graphic" style:parent-style-name="standard" style:list-style-name="L1">
      <style:graphic-properties draw:fill-color="#00ff66" draw:textarea-vertical-align="middle"/>
    </style:style>
    <style:style style:name="gr87" style:family="graphic" style:parent-style-name="standard" style:list-style-name="L1">
      <style:graphic-properties draw:fill-color="#00ff66" draw:textarea-vertical-align="middle"/>
    </style:style>
    <style:style style:name="gr88" style:family="graphic" style:parent-style-name="standard" style:list-style-name="L1">
      <style:graphic-properties draw:fill-color="#00ff66" draw:textarea-vertical-align="middle"/>
    </style:style>
    <style:style style:name="gr89" style:family="graphic" style:parent-style-name="standard" style:list-style-name="L1">
      <style:graphic-properties draw:fill-color="#00ff66" draw:textarea-vertical-align="middle"/>
    </style:style>
    <style:style style:name="gr90" style:family="graphic" style:parent-style-name="standard" style:list-style-name="L1">
      <style:graphic-properties draw:fill="solid" draw:fill-color="#00ff66" draw:textarea-vertical-align="middle"/>
    </style:style>
    <style:style style:name="gr91" style:family="graphic" style:parent-style-name="standard" style:list-style-name="L1">
      <style:graphic-properties draw:fill="solid" draw:fill-color="#00ff66" draw:textarea-vertical-align="middle"/>
    </style:style>
    <style:style style:name="gr92" style:family="graphic" style:parent-style-name="standard" style:list-style-name="L1">
      <style:graphic-properties draw:fill-color="#00ff66" draw:textarea-vertical-align="middle"/>
    </style:style>
    <style:style style:name="gr93" style:family="graphic" style:parent-style-name="standard" style:list-style-name="L1">
      <style:graphic-properties draw:fill-color="#ffff66" draw:textarea-vertical-align="middle"/>
    </style:style>
    <style:style style:name="gr94" style:family="graphic" style:parent-style-name="standard" style:list-style-name="L1">
      <style:graphic-properties draw:fill-color="#00ff66" draw:textarea-vertical-align="middle"/>
    </style:style>
    <style:style style:name="gr95" style:family="graphic" style:parent-style-name="standard" style:list-style-name="L1">
      <style:graphic-properties draw:fill-color="#00ff66" draw:textarea-vertical-align="middle"/>
    </style:style>
    <style:style style:name="gr96" style:family="graphic" style:parent-style-name="standard" style:list-style-name="L1">
      <style:graphic-properties draw:fill="solid" draw:fill-color="#00ff66" draw:textarea-vertical-align="middle"/>
    </style:style>
    <style:style style:name="gr97" style:family="graphic" style:parent-style-name="standard" style:list-style-name="L1">
      <style:graphic-properties draw:fill-color="#00ff66" draw:textarea-vertical-align="middle"/>
    </style:style>
    <style:style style:name="gr98" style:family="graphic" style:parent-style-name="standard" style:list-style-name="L1">
      <style:graphic-properties draw:fill-color="#00ff66" draw:textarea-vertical-align="middle"/>
    </style:style>
    <style:style style:name="gr99" style:family="graphic" style:parent-style-name="standard" style:list-style-name="L1">
      <style:graphic-properties draw:fill-color="#00ff66" draw:textarea-vertical-align="middle"/>
    </style:style>
    <style:style style:name="gr100" style:family="graphic" style:parent-style-name="standard" style:list-style-name="L1">
      <style:graphic-properties draw:fill-color="#00ff66" draw:textarea-vertical-align="middle"/>
    </style:style>
    <style:style style:name="gr101" style:family="graphic" style:parent-style-name="standard" style:list-style-name="L1">
      <style:graphic-properties draw:fill-color="#00ff66" draw:textarea-vertical-align="middle"/>
    </style:style>
    <style:style style:name="gr102" style:family="graphic" style:parent-style-name="standard" style:list-style-name="L1">
      <style:graphic-properties draw:fill="solid" draw:fill-color="#00ff66" draw:textarea-vertical-align="middle"/>
    </style:style>
    <style:style style:name="gr103" style:family="graphic" style:parent-style-name="standard" style:list-style-name="L1">
      <style:graphic-properties draw:fill="solid" draw:fill-color="#00ff66" draw:textarea-vertical-align="middle"/>
    </style:style>
    <style:style style:name="gr104" style:family="graphic" style:parent-style-name="standard" style:list-style-name="L1">
      <style:graphic-properties draw:fill-color="#00ff66" draw:textarea-vertical-align="middle"/>
    </style:style>
    <style:style style:name="gr105" style:family="graphic" style:parent-style-name="standard" style:list-style-name="L1">
      <style:graphic-properties draw:fill-color="#00ff66" draw:textarea-vertical-align="middle"/>
    </style:style>
    <style:style style:name="gr106" style:family="graphic" style:parent-style-name="standard" style:list-style-name="L1">
      <style:graphic-properties draw:fill-color="#00ff66" draw:textarea-vertical-align="middle"/>
    </style:style>
    <style:style style:name="gr107" style:family="graphic" style:parent-style-name="standard" style:list-style-name="L1">
      <style:graphic-properties draw:fill-color="#00ff66" draw:textarea-vertical-align="middle"/>
    </style:style>
    <style:style style:name="gr108" style:family="graphic" style:parent-style-name="standard" style:list-style-name="L1">
      <style:graphic-properties draw:fill="solid" draw:fill-color="#00ff66" draw:textarea-vertical-align="middle"/>
    </style:style>
    <style:style style:name="gr109" style:family="graphic" style:parent-style-name="standard" style:list-style-name="L1">
      <style:graphic-properties draw:fill-color="#00ff66" draw:textarea-vertical-align="middle"/>
    </style:style>
    <style:style style:name="gr110" style:family="graphic" style:parent-style-name="standard" style:list-style-name="L1">
      <style:graphic-properties draw:fill-color="#00ff66" draw:textarea-vertical-align="middle"/>
    </style:style>
    <style:style style:name="gr111" style:family="graphic" style:parent-style-name="standard" style:list-style-name="L1">
      <style:graphic-properties draw:fill-color="#00ff66" draw:textarea-vertical-align="middle"/>
    </style:style>
    <style:style style:name="gr112" style:family="graphic" style:parent-style-name="standard" style:list-style-name="L1">
      <style:graphic-properties draw:fill-color="#00ff66" draw:textarea-vertical-align="middl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T1" style:family="text">
      <style:text-properties fo:font-size="18pt"/>
    </style:style>
    <style:style style:name="T2" style:family="text">
      <style:text-properties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ircle draw:style-name="gr1" draw:text-style-name="P2" xml:id="id1" draw:id="id1" draw:layer="layout" svg:width="2cm" svg:height="2cm" svg:x="5.4cm" svg:y="8.1cm">
          <text:p text:style-name="P1"><text:span text:style-name="T1">A</text:span></text:p>
        </draw:circle>
        <draw:circle draw:style-name="gr2" draw:text-style-name="P2" xml:id="id2" draw:id="id2" draw:layer="layout" svg:width="2cm" svg:height="2cm" svg:x="3.2cm" svg:y="11.3cm">
          <text:p text:style-name="P1"><text:span text:style-name="T1">B</text:span></text:p>
        </draw:circle>
        <draw:circle draw:style-name="gr2" draw:text-style-name="P2" xml:id="id3" draw:id="id3" draw:layer="layout" svg:width="2cm" svg:height="2cm" svg:x="7.8cm" svg:y="11.5cm">
          <text:p text:style-name="P1"><text:span text:style-name="T1">C</text:span></text:p>
        </draw:circle>
        <draw:circle draw:style-name="gr2" draw:text-style-name="P2" xml:id="id5" draw:id="id5" draw:layer="layout" svg:width="2cm" svg:height="2cm" svg:x="5.2cm" svg:y="15.3cm">
          <text:p text:style-name="P1"><text:span text:style-name="T1">E</text:span></text:p>
        </draw:circle>
        <draw:circle draw:style-name="gr2" draw:text-style-name="P2" xml:id="id4" draw:id="id4" draw:layer="layout" svg:width="2cm" svg:height="2cm" svg:x="9.8cm" svg:y="15.3cm">
          <text:p text:style-name="P1"><text:span text:style-name="T1">F</text:span></text:p>
        </draw:circle>
        <draw:circle draw:style-name="gr2" draw:text-style-name="P2" xml:id="id6" draw:id="id6" draw:layer="layout" svg:width="2cm" svg:height="2cm" svg:x="0.4cm" svg:y="15.1cm">
          <text:p text:style-name="P1"><text:span text:style-name="T1">D</text:span></text:p>
        </draw:circle>
        <draw:connector draw:style-name="gr3" draw:text-style-name="P1" draw:layer="layout" draw:type="line" svg:x1="6.4cm" svg:y1="10.1cm" svg:x2="4.2cm" svg:y2="11.3cm" draw:start-shape="id1" draw:start-glue-point="2" draw:end-shape="id2" draw:end-glue-point="0" svg:d="M6400 10100l-2200 1200">
          <text:p/>
        </draw:connector>
        <draw:connector draw:style-name="gr3" draw:text-style-name="P1" draw:layer="layout" draw:type="line" svg:x1="6.4cm" svg:y1="10.1cm" svg:x2="8.8cm" svg:y2="11.5cm" draw:start-shape="id1" draw:start-glue-point="2" draw:end-shape="id3" svg:d="M6400 10100l2400 1400">
          <text:p/>
        </draw:connector>
        <draw:connector draw:style-name="gr3" draw:text-style-name="P1" draw:layer="layout" draw:type="line" svg:x1="8.8cm" svg:y1="13.5cm" svg:x2="10.8cm" svg:y2="15.3cm" draw:start-shape="id3" draw:start-glue-point="2" draw:end-shape="id4" draw:end-glue-point="0" svg:d="M8800 13500l2000 1800">
          <text:p/>
        </draw:connector>
        <draw:connector draw:style-name="gr3" draw:text-style-name="P1" draw:layer="layout" draw:type="line" svg:x1="9.8cm" svg:y1="16.3cm" svg:x2="7.2cm" svg:y2="16.3cm" draw:start-shape="id4" draw:start-glue-point="3" draw:end-shape="id5" svg:d="M9800 16300h-2600">
          <text:p/>
        </draw:connector>
        <draw:connector draw:style-name="gr3" draw:text-style-name="P1" draw:layer="layout" draw:type="line" svg:x1="6.2cm" svg:y1="15.3cm" svg:x2="4.2cm" svg:y2="13.3cm" draw:start-shape="id5" draw:start-glue-point="0" draw:end-shape="id2" draw:end-glue-point="2" svg:d="M6200 15300l-2000-2000">
          <text:p/>
        </draw:connector>
        <draw:connector draw:style-name="gr3" draw:text-style-name="P1" draw:layer="layout" draw:type="line" svg:x1="4.2cm" svg:y1="13.3cm" svg:x2="1.4cm" svg:y2="15.1cm" draw:start-shape="id2" draw:start-glue-point="2" draw:end-shape="id6" svg:d="M4200 13300l-2800 1800">
          <text:p/>
        </draw:connector>
        <draw:frame draw:style-name="gr4" draw:text-style-name="P3" draw:layer="layout" svg:width="13.4cm" svg:height="1.873cm" svg:x="1cm" svg:y="0.927cm">
          <draw:text-box>
            <text:p><text:span text:style-name="T1">Breath first search</text:span></text:p>
          </draw:text-box>
        </draw:frame>
        <draw:frame draw:style-name="gr5" draw:text-style-name="P3" draw:layer="layout" svg:width="2.8cm" svg:height="1.038cm" svg:x="5.8cm" svg:y="3.162cm">
          <draw:text-box>
            <text:p><text:span text:style-name="T1">Queue</text:span></text:p>
          </draw:text-box>
        </draw:frame>
        <draw:frame draw:style-name="gr6" draw:text-style-name="P3" draw:layer="layout" svg:width="4cm" svg:height="0.962cm" svg:x="5.9cm" svg:y="5.438cm">
          <draw:text-box>
            <text:p><text:span text:style-name="T1">Visited</text:span></text:p>
          </draw:text-box>
        </draw:frame>
        <draw:circle draw:style-name="gr2" draw:text-style-name="P2" draw:layer="layout" svg:width="2cm" svg:height="2cm" svg:x="7.8cm" svg:y="11.5cm">
          <text:p text:style-name="P1"><text:span text:style-name="T1">C</text:span></text:p>
        </draw:circle>
        <draw:line draw:style-name="gr3" draw:text-style-name="P1" draw:layer="layout" svg:x1="24.294cm" svg:y1="4.618cm" svg:x2="9.301cm" svg:y2="4.7cm">
          <text:p/>
        </draw:line>
        <draw:line draw:style-name="gr3" draw:text-style-name="P1" draw:layer="layout" svg:x1="24.199cm" svg:y1="7.18cm" svg:x2="9.301cm" svg:y2="7.2cm">
          <text:p/>
        </draw:lin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ircle draw:style-name="gr8" draw:text-style-name="P5" xml:id="id7" draw:id="id7" draw:layer="layout" svg:width="2cm" svg:height="2cm" svg:x="5.4cm" svg:y="8.1cm">
          <text:p text:style-name="P1"><text:span text:style-name="T2">A</text:span></text:p>
        </draw:circle>
        <draw:circle draw:style-name="gr2" draw:text-style-name="P2" xml:id="id8" draw:id="id8" draw:layer="layout" svg:width="2cm" svg:height="2cm" svg:x="3.2cm" svg:y="11.3cm">
          <text:p text:style-name="P1"><text:span text:style-name="T1">B</text:span></text:p>
        </draw:circle>
        <draw:circle draw:style-name="gr2" draw:text-style-name="P2" xml:id="id9" draw:id="id9" draw:layer="layout" svg:width="2cm" svg:height="2cm" svg:x="7.8cm" svg:y="11.5cm">
          <text:p text:style-name="P1"><text:span text:style-name="T1">C</text:span></text:p>
        </draw:circle>
        <draw:circle draw:style-name="gr2" draw:text-style-name="P2" xml:id="id11" draw:id="id11" draw:layer="layout" svg:width="2cm" svg:height="2cm" svg:x="5.2cm" svg:y="15.3cm">
          <text:p text:style-name="P1"><text:span text:style-name="T1">E</text:span></text:p>
        </draw:circle>
        <draw:circle draw:style-name="gr2" draw:text-style-name="P2" xml:id="id10" draw:id="id10" draw:layer="layout" svg:width="2cm" svg:height="2cm" svg:x="9.8cm" svg:y="15.3cm">
          <text:p text:style-name="P1"><text:span text:style-name="T1">F</text:span></text:p>
        </draw:circle>
        <draw:circle draw:style-name="gr2" draw:text-style-name="P2" xml:id="id12" draw:id="id12" draw:layer="layout" svg:width="2cm" svg:height="2cm" svg:x="0.4cm" svg:y="15.1cm">
          <text:p text:style-name="P1"><text:span text:style-name="T1">D</text:span></text:p>
        </draw:circle>
        <draw:connector draw:style-name="gr3" draw:text-style-name="P1" draw:layer="layout" draw:type="line" svg:x1="6.4cm" svg:y1="10.1cm" svg:x2="4.2cm" svg:y2="11.3cm" draw:start-shape="id7" draw:start-glue-point="2" draw:end-shape="id8" draw:end-glue-point="0" svg:d="M6400 10100l-2200 1200">
          <text:p/>
        </draw:connector>
        <draw:connector draw:style-name="gr3" draw:text-style-name="P1" draw:layer="layout" draw:type="line" svg:x1="6.4cm" svg:y1="10.1cm" svg:x2="8.8cm" svg:y2="11.5cm" draw:start-shape="id7" draw:start-glue-point="2" draw:end-shape="id9" svg:d="M6400 10100l2400 1400">
          <text:p/>
        </draw:connector>
        <draw:connector draw:style-name="gr3" draw:text-style-name="P1" draw:layer="layout" draw:type="line" svg:x1="8.8cm" svg:y1="13.5cm" svg:x2="10.8cm" svg:y2="15.3cm" draw:start-shape="id9" draw:start-glue-point="2" draw:end-shape="id10" draw:end-glue-point="0" svg:d="M8800 13500l2000 1800">
          <text:p/>
        </draw:connector>
        <draw:connector draw:style-name="gr3" draw:text-style-name="P1" draw:layer="layout" draw:type="line" svg:x1="9.8cm" svg:y1="16.3cm" svg:x2="7.2cm" svg:y2="16.3cm" draw:start-shape="id10" draw:start-glue-point="3" draw:end-shape="id11" svg:d="M9800 16300h-2600">
          <text:p/>
        </draw:connector>
        <draw:connector draw:style-name="gr3" draw:text-style-name="P1" draw:layer="layout" draw:type="line" svg:x1="6.2cm" svg:y1="15.3cm" svg:x2="4.2cm" svg:y2="13.3cm" draw:start-shape="id11" draw:start-glue-point="0" draw:end-shape="id8" draw:end-glue-point="2" svg:d="M6200 15300l-2000-2000">
          <text:p/>
        </draw:connector>
        <draw:connector draw:style-name="gr3" draw:text-style-name="P1" draw:layer="layout" draw:type="line" svg:x1="4.2cm" svg:y1="13.3cm" svg:x2="1.4cm" svg:y2="15.1cm" draw:start-shape="id8" draw:start-glue-point="2" draw:end-shape="id12" svg:d="M4200 13300l-2800 1800">
          <text:p/>
        </draw:connector>
        <draw:frame draw:style-name="gr4" draw:text-style-name="P3" draw:layer="layout" svg:width="13.4cm" svg:height="1.873cm" svg:x="1cm" svg:y="0.927cm">
          <draw:text-box>
            <text:p><text:span text:style-name="T1">Breath first search</text:span></text:p>
          </draw:text-box>
        </draw:frame>
        <draw:line draw:style-name="gr3" draw:text-style-name="P1" draw:layer="layout" svg:x1="24.293cm" svg:y1="4.618cm" svg:x2="9.3cm" svg:y2="4.7cm">
          <text:p/>
        </draw:line>
        <draw:circle draw:style-name="gr9" draw:text-style-name="P2" draw:layer="layout" svg:width="2cm" svg:height="2cm" svg:x="9.7cm" svg:y="2.5cm">
          <text:p text:style-name="P1"><text:span text:style-name="T1">A</text:span></text:p>
        </draw:circle>
        <draw:frame draw:style-name="gr5" draw:text-style-name="P3" draw:layer="layout" svg:width="2.8cm" svg:height="1.038cm" svg:x="5.8cm" svg:y="3.162cm">
          <draw:text-box>
            <text:p><text:span text:style-name="T1">Queue</text:span></text:p>
          </draw:text-box>
        </draw:frame>
        <draw:frame draw:style-name="gr6" draw:text-style-name="P3" draw:layer="layout" svg:width="4cm" svg:height="0.962cm" svg:x="5.9cm" svg:y="5.438cm">
          <draw:text-box>
            <text:p><text:span text:style-name="T1">Visited</text:span></text:p>
          </draw:text-box>
        </draw:frame>
        <draw:circle draw:style-name="gr2" draw:text-style-name="P2" draw:layer="layout" svg:width="2cm" svg:height="2cm" svg:x="7.8cm" svg:y="11.5cm">
          <text:p text:style-name="P1"><text:span text:style-name="T1">C</text:span></text:p>
        </draw:circle>
        <draw:line draw:style-name="gr3" draw:text-style-name="P1" draw:layer="layout" svg:x1="24.198cm" svg:y1="7.18cm" svg:x2="9.3cm" svg:y2="7.2cm">
          <text:p/>
        </draw:line>
        <draw:circle draw:style-name="gr9" draw:text-style-name="P2" draw:layer="layout" svg:width="2cm" svg:height="2cm" svg:x="9.7cm" svg:y="5.1cm">
          <text:p text:style-name="P1"><text:span text:style-name="T1">A</text:span></text:p>
        </draw:circl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ircle draw:style-name="gr10" draw:text-style-name="P5" xml:id="id13" draw:id="id13" draw:layer="layout" svg:width="2cm" svg:height="2cm" svg:x="5.4cm" svg:y="8.1cm">
          <text:p text:style-name="P5">A</text:p>
        </draw:circle>
        <draw:circle draw:style-name="gr2" draw:text-style-name="P2" xml:id="id14" draw:id="id14" draw:layer="layout" svg:width="2cm" svg:height="2cm" svg:x="3.2cm" svg:y="11.3cm">
          <text:p text:style-name="P2"><text:span text:style-name="T1">B</text:span></text:p>
        </draw:circle>
        <draw:circle draw:style-name="gr2" draw:text-style-name="P2" xml:id="id15" draw:id="id15" draw:layer="layout" svg:width="2cm" svg:height="2cm" svg:x="7.8cm" svg:y="11.5cm">
          <text:p text:style-name="P2"><text:span text:style-name="T1">C</text:span></text:p>
        </draw:circle>
        <draw:circle draw:style-name="gr2" draw:text-style-name="P2" xml:id="id17" draw:id="id17" draw:layer="layout" svg:width="2cm" svg:height="2cm" svg:x="5.2cm" svg:y="15.3cm">
          <text:p text:style-name="P2"><text:span text:style-name="T1">E</text:span></text:p>
        </draw:circle>
        <draw:circle draw:style-name="gr2" draw:text-style-name="P2" xml:id="id16" draw:id="id16" draw:layer="layout" svg:width="2cm" svg:height="2cm" svg:x="9.8cm" svg:y="15.3cm">
          <text:p text:style-name="P2"><text:span text:style-name="T1">F</text:span></text:p>
        </draw:circle>
        <draw:circle draw:style-name="gr2" draw:text-style-name="P2" xml:id="id18" draw:id="id18" draw:layer="layout" svg:width="2cm" svg:height="2cm" svg:x="0.4cm" svg:y="15.1cm">
          <text:p text:style-name="P2"><text:span text:style-name="T1">D</text:span></text:p>
        </draw:circle>
        <draw:connector draw:style-name="gr3" draw:text-style-name="P1" draw:layer="layout" draw:type="line" svg:x1="6.4cm" svg:y1="10.1cm" svg:x2="4.2cm" svg:y2="11.3cm" draw:start-shape="id13" draw:start-glue-point="2" draw:end-shape="id14" draw:end-glue-point="0" svg:d="M6400 10100l-2200 1200">
          <text:p/>
        </draw:connector>
        <draw:connector draw:style-name="gr3" draw:text-style-name="P1" draw:layer="layout" draw:type="line" svg:x1="6.4cm" svg:y1="10.1cm" svg:x2="8.8cm" svg:y2="11.5cm" draw:start-shape="id13" draw:start-glue-point="2" draw:end-shape="id15" svg:d="M6400 10100l2400 1400">
          <text:p/>
        </draw:connector>
        <draw:connector draw:style-name="gr3" draw:text-style-name="P1" draw:layer="layout" draw:type="line" svg:x1="8.8cm" svg:y1="13.5cm" svg:x2="10.8cm" svg:y2="15.3cm" draw:start-shape="id15" draw:start-glue-point="2" draw:end-shape="id16" draw:end-glue-point="0" svg:d="M8800 13500l2000 1800">
          <text:p/>
        </draw:connector>
        <draw:connector draw:style-name="gr3" draw:text-style-name="P1" draw:layer="layout" draw:type="line" svg:x1="9.8cm" svg:y1="16.3cm" svg:x2="7.2cm" svg:y2="16.3cm" draw:start-shape="id16" draw:start-glue-point="3" draw:end-shape="id17" svg:d="M9800 16300h-2600">
          <text:p/>
        </draw:connector>
        <draw:connector draw:style-name="gr3" draw:text-style-name="P1" draw:layer="layout" draw:type="line" svg:x1="6.2cm" svg:y1="15.3cm" svg:x2="4.2cm" svg:y2="13.3cm" draw:start-shape="id17" draw:start-glue-point="0" draw:end-shape="id14" draw:end-glue-point="2" svg:d="M6200 15300l-2000-2000">
          <text:p/>
        </draw:connector>
        <draw:connector draw:style-name="gr3" draw:text-style-name="P1" draw:layer="layout" draw:type="line" svg:x1="4.2cm" svg:y1="13.3cm" svg:x2="1.4cm" svg:y2="15.1cm" draw:start-shape="id14" draw:start-glue-point="2" draw:end-shape="id18" svg:d="M4200 13300l-2800 1800">
          <text:p/>
        </draw:connector>
        <draw:frame draw:style-name="gr4" draw:text-style-name="P3" draw:layer="layout" svg:width="13.4cm" svg:height="1.873cm" svg:x="1cm" svg:y="0.927cm">
          <draw:text-box>
            <text:p text:style-name="P3"><text:span text:style-name="T1">Breath first search</text:span></text:p>
          </draw:text-box>
        </draw:frame>
        <draw:line draw:style-name="gr3" draw:text-style-name="P1" draw:layer="layout" svg:x1="24.293cm" svg:y1="4.618cm" svg:x2="9.3cm" svg:y2="4.7cm">
          <text:p/>
        </draw:line>
        <draw:frame draw:style-name="gr5" draw:text-style-name="P3" draw:layer="layout" svg:width="2.8cm" svg:height="1.038cm" svg:x="5.8cm" svg:y="3.162cm">
          <draw:text-box>
            <text:p text:style-name="P3"><text:span text:style-name="T1">Queue</text:span></text:p>
          </draw:text-box>
        </draw:frame>
        <draw:frame draw:style-name="gr6" draw:text-style-name="P3" draw:layer="layout" svg:width="4cm" svg:height="0.962cm" svg:x="5.9cm" svg:y="5.438cm">
          <draw:text-box>
            <text:p text:style-name="P3"><text:span text:style-name="T1">Visited</text:span></text:p>
          </draw:text-box>
        </draw:frame>
        <draw:circle draw:style-name="gr2" draw:text-style-name="P2" draw:layer="layout" svg:width="2cm" svg:height="2cm" svg:x="7.8cm" svg:y="11.5cm">
          <text:p text:style-name="P2"><text:span text:style-name="T1">C</text:span></text:p>
        </draw:circle>
        <draw:line draw:style-name="gr3" draw:text-style-name="P1" draw:layer="layout" svg:x1="24.198cm" svg:y1="7.18cm" svg:x2="9.3cm" svg:y2="7.2cm">
          <text:p/>
        </draw:line>
        <draw:circle draw:style-name="gr9" draw:text-style-name="P2" draw:layer="layout" svg:width="2cm" svg:height="2cm" svg:x="9.7cm" svg:y="5.1cm">
          <text:p text:style-name="P2"><text:span text:style-name="T1">A</text:span></text:p>
        </draw:circl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ircle draw:style-name="gr11" draw:text-style-name="P5" xml:id="id19" draw:id="id19" draw:layer="layout" svg:width="2cm" svg:height="2cm" svg:x="5.4cm" svg:y="8.1cm">
          <text:p text:style-name="P1"><text:span text:style-name="T2">A</text:span></text:p>
        </draw:circle>
        <draw:circle draw:style-name="gr12" draw:text-style-name="P2" xml:id="id20" draw:id="id20" draw:layer="layout" svg:width="2cm" svg:height="2cm" svg:x="3.2cm" svg:y="11.3cm">
          <text:p text:style-name="P1"><text:span text:style-name="T1">B</text:span></text:p>
        </draw:circle>
        <draw:circle draw:style-name="gr2" draw:text-style-name="P2" xml:id="id21" draw:id="id21" draw:layer="layout" svg:width="2cm" svg:height="2cm" svg:x="7.8cm" svg:y="11.5cm">
          <text:p text:style-name="P1"><text:span text:style-name="T1">C</text:span></text:p>
        </draw:circle>
        <draw:circle draw:style-name="gr2" draw:text-style-name="P2" xml:id="id23" draw:id="id23" draw:layer="layout" svg:width="2cm" svg:height="2cm" svg:x="5.2cm" svg:y="15.3cm">
          <text:p text:style-name="P1"><text:span text:style-name="T1">E</text:span></text:p>
        </draw:circle>
        <draw:circle draw:style-name="gr2" draw:text-style-name="P2" xml:id="id22" draw:id="id22" draw:layer="layout" svg:width="2cm" svg:height="2cm" svg:x="9.8cm" svg:y="15.3cm">
          <text:p text:style-name="P1"><text:span text:style-name="T1">F</text:span></text:p>
        </draw:circle>
        <draw:circle draw:style-name="gr2" draw:text-style-name="P2" xml:id="id24" draw:id="id24" draw:layer="layout" svg:width="2cm" svg:height="2cm" svg:x="0.4cm" svg:y="15.1cm">
          <text:p text:style-name="P1"><text:span text:style-name="T1">D</text:span></text:p>
        </draw:circle>
        <draw:connector draw:style-name="gr3" draw:text-style-name="P1" draw:layer="layout" draw:type="line" svg:x1="6.4cm" svg:y1="10.1cm" svg:x2="4.2cm" svg:y2="11.3cm" draw:start-shape="id19" draw:start-glue-point="2" draw:end-shape="id20" draw:end-glue-point="0" svg:d="M6400 10100l-2200 1200">
          <text:p/>
        </draw:connector>
        <draw:connector draw:style-name="gr3" draw:text-style-name="P1" draw:layer="layout" draw:type="line" svg:x1="6.4cm" svg:y1="10.1cm" svg:x2="8.8cm" svg:y2="11.5cm" draw:start-shape="id19" draw:start-glue-point="2" draw:end-shape="id21" svg:d="M6400 10100l2400 1400">
          <text:p/>
        </draw:connector>
        <draw:connector draw:style-name="gr3" draw:text-style-name="P1" draw:layer="layout" draw:type="line" svg:x1="8.8cm" svg:y1="13.5cm" svg:x2="10.8cm" svg:y2="15.3cm" draw:start-shape="id21" draw:start-glue-point="2" draw:end-shape="id22" draw:end-glue-point="0" svg:d="M8800 13500l2000 1800">
          <text:p/>
        </draw:connector>
        <draw:connector draw:style-name="gr3" draw:text-style-name="P1" draw:layer="layout" draw:type="line" svg:x1="9.8cm" svg:y1="16.3cm" svg:x2="7.2cm" svg:y2="16.3cm" draw:start-shape="id22" draw:start-glue-point="3" draw:end-shape="id23" svg:d="M9800 16300h-2600">
          <text:p/>
        </draw:connector>
        <draw:connector draw:style-name="gr3" draw:text-style-name="P1" draw:layer="layout" draw:type="line" svg:x1="6.2cm" svg:y1="15.3cm" svg:x2="4.2cm" svg:y2="13.3cm" draw:start-shape="id23" draw:start-glue-point="0" draw:end-shape="id20" draw:end-glue-point="2" svg:d="M6200 15300l-2000-2000">
          <text:p/>
        </draw:connector>
        <draw:connector draw:style-name="gr3" draw:text-style-name="P1" draw:layer="layout" draw:type="line" svg:x1="4.2cm" svg:y1="13.3cm" svg:x2="1.4cm" svg:y2="15.1cm" draw:start-shape="id20" draw:start-glue-point="2" draw:end-shape="id24" svg:d="M4200 13300l-2800 1800">
          <text:p/>
        </draw:connector>
        <draw:frame draw:style-name="gr4" draw:text-style-name="P3" draw:layer="layout" svg:width="13.4cm" svg:height="1.873cm" svg:x="1cm" svg:y="0.927cm">
          <draw:text-box>
            <text:p><text:span text:style-name="T1">Breath first search</text:span></text:p>
          </draw:text-box>
        </draw:frame>
        <draw:frame draw:style-name="gr5" draw:text-style-name="P3" draw:layer="layout" svg:width="2.8cm" svg:height="1.038cm" svg:x="5.8cm" svg:y="3.162cm">
          <draw:text-box>
            <text:p><text:span text:style-name="T1">Queue</text:span></text:p>
          </draw:text-box>
        </draw:frame>
        <draw:frame draw:style-name="gr6" draw:text-style-name="P3" draw:layer="layout" svg:width="4cm" svg:height="0.962cm" svg:x="5.9cm" svg:y="5.438cm">
          <draw:text-box>
            <text:p><text:span text:style-name="T1">Visited</text:span></text:p>
          </draw:text-box>
        </draw:frame>
        <draw:circle draw:style-name="gr13" draw:text-style-name="P2" draw:layer="layout" svg:width="2cm" svg:height="2cm" svg:x="7.8cm" svg:y="11.5cm">
          <text:p text:style-name="P1"><text:span text:style-name="T2">C</text:span></text:p>
        </draw:circle>
        <draw:circle draw:style-name="gr9" draw:text-style-name="P2" draw:layer="layout" svg:width="2cm" svg:height="2cm" svg:x="9.7cm" svg:y="5.1cm">
          <text:p text:style-name="P1"><text:span text:style-name="T1">A</text:span></text:p>
        </draw:circle>
        <draw:line draw:style-name="gr3" draw:text-style-name="P1" draw:layer="layout" svg:x1="24.294cm" svg:y1="4.618cm" svg:x2="9.301cm" svg:y2="4.7cm">
          <text:p/>
        </draw:line>
        <draw:line draw:style-name="gr3" draw:text-style-name="P1" draw:layer="layout" svg:x1="24.199cm" svg:y1="7.18cm" svg:x2="9.301cm" svg:y2="7.2cm">
          <text:p/>
        </draw:lin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ircle draw:style-name="gr14" draw:text-style-name="P5" xml:id="id25" draw:id="id25" draw:layer="layout" svg:width="2cm" svg:height="2cm" svg:x="5.4cm" svg:y="8.1cm">
          <text:p text:style-name="P1"><text:span text:style-name="T2">A</text:span></text:p>
        </draw:circle>
        <draw:circle draw:style-name="gr12" draw:text-style-name="P2" xml:id="id26" draw:id="id26" draw:layer="layout" svg:width="2cm" svg:height="2cm" svg:x="3.2cm" svg:y="11.3cm">
          <text:p text:style-name="P1"><text:span text:style-name="T1">B</text:span></text:p>
        </draw:circle>
        <draw:circle draw:style-name="gr2" draw:text-style-name="P2" xml:id="id27" draw:id="id27" draw:layer="layout" svg:width="2cm" svg:height="2cm" svg:x="7.8cm" svg:y="11.5cm">
          <text:p text:style-name="P1"><text:span text:style-name="T1">C</text:span></text:p>
        </draw:circle>
        <draw:circle draw:style-name="gr2" draw:text-style-name="P2" xml:id="id29" draw:id="id29" draw:layer="layout" svg:width="2cm" svg:height="2cm" svg:x="5.2cm" svg:y="15.3cm">
          <text:p text:style-name="P1"><text:span text:style-name="T1">E</text:span></text:p>
        </draw:circle>
        <draw:circle draw:style-name="gr2" draw:text-style-name="P2" xml:id="id28" draw:id="id28" draw:layer="layout" svg:width="2cm" svg:height="2cm" svg:x="9.8cm" svg:y="15.3cm">
          <text:p text:style-name="P1"><text:span text:style-name="T1">F</text:span></text:p>
        </draw:circle>
        <draw:circle draw:style-name="gr2" draw:text-style-name="P2" xml:id="id30" draw:id="id30" draw:layer="layout" svg:width="2cm" svg:height="2cm" svg:x="0.4cm" svg:y="15.1cm">
          <text:p text:style-name="P1"><text:span text:style-name="T1">D</text:span></text:p>
        </draw:circle>
        <draw:connector draw:style-name="gr3" draw:text-style-name="P1" draw:layer="layout" draw:type="line" svg:x1="6.4cm" svg:y1="10.1cm" svg:x2="4.2cm" svg:y2="11.3cm" draw:start-shape="id25" draw:start-glue-point="2" draw:end-shape="id26" draw:end-glue-point="0" svg:d="M6400 10100l-2200 1200">
          <text:p/>
        </draw:connector>
        <draw:connector draw:style-name="gr3" draw:text-style-name="P1" draw:layer="layout" draw:type="line" svg:x1="6.4cm" svg:y1="10.1cm" svg:x2="8.8cm" svg:y2="11.5cm" draw:start-shape="id25" draw:start-glue-point="2" draw:end-shape="id27" svg:d="M6400 10100l2400 1400">
          <text:p/>
        </draw:connector>
        <draw:connector draw:style-name="gr3" draw:text-style-name="P1" draw:layer="layout" draw:type="line" svg:x1="8.8cm" svg:y1="13.5cm" svg:x2="10.8cm" svg:y2="15.3cm" draw:start-shape="id27" draw:start-glue-point="2" draw:end-shape="id28" draw:end-glue-point="0" svg:d="M8800 13500l2000 1800">
          <text:p/>
        </draw:connector>
        <draw:connector draw:style-name="gr3" draw:text-style-name="P1" draw:layer="layout" draw:type="line" svg:x1="9.8cm" svg:y1="16.3cm" svg:x2="7.2cm" svg:y2="16.3cm" draw:start-shape="id28" draw:start-glue-point="3" draw:end-shape="id29" svg:d="M9800 16300h-2600">
          <text:p/>
        </draw:connector>
        <draw:connector draw:style-name="gr3" draw:text-style-name="P1" draw:layer="layout" draw:type="line" svg:x1="6.2cm" svg:y1="15.3cm" svg:x2="4.2cm" svg:y2="13.3cm" draw:start-shape="id29" draw:start-glue-point="0" draw:end-shape="id26" draw:end-glue-point="2" svg:d="M6200 15300l-2000-2000">
          <text:p/>
        </draw:connector>
        <draw:connector draw:style-name="gr3" draw:text-style-name="P1" draw:layer="layout" draw:type="line" svg:x1="4.2cm" svg:y1="13.3cm" svg:x2="1.4cm" svg:y2="15.1cm" draw:start-shape="id26" draw:start-glue-point="2" draw:end-shape="id30" svg:d="M4200 13300l-2800 1800">
          <text:p/>
        </draw:connector>
        <draw:frame draw:style-name="gr4" draw:text-style-name="P3" draw:layer="layout" svg:width="13.4cm" svg:height="1.873cm" svg:x="1cm" svg:y="0.927cm">
          <draw:text-box>
            <text:p><text:span text:style-name="T1">Breath first search</text:span></text:p>
          </draw:text-box>
        </draw:frame>
        <draw:frame draw:style-name="gr5" draw:text-style-name="P3" draw:layer="layout" svg:width="2.8cm" svg:height="1.038cm" svg:x="5.8cm" svg:y="3.162cm">
          <draw:text-box>
            <text:p><text:span text:style-name="T1">Queue</text:span></text:p>
          </draw:text-box>
        </draw:frame>
        <draw:frame draw:style-name="gr6" draw:text-style-name="P3" draw:layer="layout" svg:width="4cm" svg:height="0.962cm" svg:x="5.9cm" svg:y="5.438cm">
          <draw:text-box>
            <text:p><text:span text:style-name="T1">Visited</text:span></text:p>
          </draw:text-box>
        </draw:frame>
        <draw:circle draw:style-name="gr15" draw:text-style-name="P5" draw:layer="layout" svg:width="2cm" svg:height="2cm" svg:x="7.8cm" svg:y="11.5cm">
          <text:p text:style-name="P1"><text:span text:style-name="T2">C</text:span></text:p>
        </draw:circle>
        <draw:circle draw:style-name="gr9" draw:text-style-name="P2" draw:layer="layout" svg:width="2cm" svg:height="2cm" svg:x="9.7cm" svg:y="5.1cm">
          <text:p text:style-name="P1"><text:span text:style-name="T1">A</text:span></text:p>
        </draw:circle>
        <draw:circle draw:style-name="gr16" draw:text-style-name="P2" draw:layer="layout" svg:width="2cm" svg:height="2cm" svg:x="9.6cm" svg:y="2.6cm">
          <text:p text:style-name="P1"><text:span text:style-name="T2">B</text:span></text:p>
        </draw:circle>
        <draw:circle draw:style-name="gr17" draw:text-style-name="P5" draw:layer="layout" svg:width="2cm" svg:height="2cm" svg:x="11.8cm" svg:y="2.6cm">
          <text:p text:style-name="P1"><text:span text:style-name="T2">C</text:span></text:p>
        </draw:circle>
        <draw:circle draw:style-name="gr16" draw:text-style-name="P2" draw:layer="layout" svg:width="2cm" svg:height="2cm" svg:x="11.8cm" svg:y="5cm">
          <text:p text:style-name="P1"><text:span text:style-name="T2">B</text:span></text:p>
        </draw:circle>
        <draw:circle draw:style-name="gr18" draw:text-style-name="P5" draw:layer="layout" svg:width="2cm" svg:height="2cm" svg:x="13.8cm" svg:y="5cm">
          <text:p text:style-name="P1"><text:span text:style-name="T2">C</text:span></text:p>
        </draw:circle>
        <draw:line draw:style-name="gr3" draw:text-style-name="P1" draw:layer="layout" svg:x1="24.294cm" svg:y1="4.618cm" svg:x2="9.301cm" svg:y2="4.7cm">
          <text:p/>
        </draw:line>
        <draw:line draw:style-name="gr3" draw:text-style-name="P1" draw:layer="layout" svg:x1="24.199cm" svg:y1="7.18cm" svg:x2="9.301cm" svg:y2="7.2cm">
          <text:p/>
        </draw:lin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ircle draw:style-name="gr19" draw:text-style-name="P5" xml:id="id31" draw:id="id31" draw:layer="layout" svg:width="2cm" svg:height="2cm" svg:x="5.4cm" svg:y="8.1cm">
          <text:p text:style-name="P1"><text:span text:style-name="T2">A</text:span></text:p>
        </draw:circle>
        <draw:circle draw:style-name="gr16" draw:text-style-name="P2" xml:id="id32" draw:id="id32" draw:layer="layout" svg:width="2cm" svg:height="2cm" svg:x="3.2cm" svg:y="11.3cm">
          <text:p text:style-name="P1"><text:span text:style-name="T2">B</text:span></text:p>
        </draw:circle>
        <draw:circle draw:style-name="gr2" draw:text-style-name="P2" xml:id="id33" draw:id="id33" draw:layer="layout" svg:width="2cm" svg:height="2cm" svg:x="7.8cm" svg:y="11.5cm">
          <text:p text:style-name="P1"><text:span text:style-name="T1">C</text:span></text:p>
        </draw:circle>
        <draw:circle draw:style-name="gr2" draw:text-style-name="P2" xml:id="id35" draw:id="id35" draw:layer="layout" svg:width="2cm" svg:height="2cm" svg:x="5.2cm" svg:y="15.3cm">
          <text:p text:style-name="P1"><text:span text:style-name="T1">E</text:span></text:p>
        </draw:circle>
        <draw:circle draw:style-name="gr2" draw:text-style-name="P2" xml:id="id34" draw:id="id34" draw:layer="layout" svg:width="2cm" svg:height="2cm" svg:x="9.8cm" svg:y="15.3cm">
          <text:p text:style-name="P1"><text:span text:style-name="T1">F</text:span></text:p>
        </draw:circle>
        <draw:circle draw:style-name="gr2" draw:text-style-name="P2" xml:id="id36" draw:id="id36" draw:layer="layout" svg:width="2cm" svg:height="2cm" svg:x="0.4cm" svg:y="15.1cm">
          <text:p text:style-name="P1"><text:span text:style-name="T1">D</text:span></text:p>
        </draw:circle>
        <draw:connector draw:style-name="gr3" draw:text-style-name="P1" draw:layer="layout" draw:type="line" svg:x1="6.4cm" svg:y1="10.1cm" svg:x2="4.2cm" svg:y2="11.3cm" draw:start-shape="id31" draw:start-glue-point="2" draw:end-shape="id32" draw:end-glue-point="0" svg:d="M6400 10100l-2200 1200">
          <text:p/>
        </draw:connector>
        <draw:connector draw:style-name="gr3" draw:text-style-name="P1" draw:layer="layout" draw:type="line" svg:x1="6.4cm" svg:y1="10.1cm" svg:x2="8.8cm" svg:y2="11.5cm" draw:start-shape="id31" draw:start-glue-point="2" draw:end-shape="id33" svg:d="M6400 10100l2400 1400">
          <text:p/>
        </draw:connector>
        <draw:connector draw:style-name="gr3" draw:text-style-name="P1" draw:layer="layout" draw:type="line" svg:x1="8.8cm" svg:y1="13.5cm" svg:x2="10.8cm" svg:y2="15.3cm" draw:start-shape="id33" draw:start-glue-point="2" draw:end-shape="id34" draw:end-glue-point="0" svg:d="M8800 13500l2000 1800">
          <text:p/>
        </draw:connector>
        <draw:connector draw:style-name="gr3" draw:text-style-name="P1" draw:layer="layout" draw:type="line" svg:x1="9.8cm" svg:y1="16.3cm" svg:x2="7.2cm" svg:y2="16.3cm" draw:start-shape="id34" draw:start-glue-point="3" draw:end-shape="id35" svg:d="M9800 16300h-2600">
          <text:p/>
        </draw:connector>
        <draw:connector draw:style-name="gr3" draw:text-style-name="P1" draw:layer="layout" draw:type="line" svg:x1="6.2cm" svg:y1="15.3cm" svg:x2="4.2cm" svg:y2="13.3cm" draw:start-shape="id35" draw:start-glue-point="0" draw:end-shape="id32" draw:end-glue-point="2" svg:d="M6200 15300l-2000-2000">
          <text:p/>
        </draw:connector>
        <draw:connector draw:style-name="gr3" draw:text-style-name="P1" draw:layer="layout" draw:type="line" svg:x1="4.2cm" svg:y1="13.3cm" svg:x2="1.4cm" svg:y2="15.1cm" draw:start-shape="id32" draw:start-glue-point="2" draw:end-shape="id36" svg:d="M4200 13300l-2800 1800">
          <text:p/>
        </draw:connector>
        <draw:frame draw:style-name="gr4" draw:text-style-name="P3" draw:layer="layout" svg:width="13.4cm" svg:height="1.873cm" svg:x="1cm" svg:y="0.927cm">
          <draw:text-box>
            <text:p><text:span text:style-name="T1">Breath first search</text:span></text:p>
          </draw:text-box>
        </draw:frame>
        <draw:frame draw:style-name="gr5" draw:text-style-name="P3" draw:layer="layout" svg:width="2.8cm" svg:height="1.038cm" svg:x="5.8cm" svg:y="3.162cm">
          <draw:text-box>
            <text:p><text:span text:style-name="T1">Queue</text:span></text:p>
          </draw:text-box>
        </draw:frame>
        <draw:frame draw:style-name="gr6" draw:text-style-name="P3" draw:layer="layout" svg:width="4cm" svg:height="0.962cm" svg:x="5.9cm" svg:y="5.438cm">
          <draw:text-box>
            <text:p><text:span text:style-name="T1">Visited</text:span></text:p>
          </draw:text-box>
        </draw:frame>
        <draw:circle draw:style-name="gr20" draw:text-style-name="P5" draw:layer="layout" svg:width="2cm" svg:height="2cm" svg:x="7.8cm" svg:y="11.5cm">
          <text:p text:style-name="P1"><text:span text:style-name="T2">C</text:span></text:p>
        </draw:circle>
        <draw:circle draw:style-name="gr9" draw:text-style-name="P2" draw:layer="layout" svg:width="2cm" svg:height="2cm" svg:x="9.7cm" svg:y="5.1cm">
          <text:p text:style-name="P1"><text:span text:style-name="T1">A</text:span></text:p>
        </draw:circle>
        <draw:circle draw:style-name="gr21" draw:text-style-name="P5" draw:layer="layout" svg:width="2cm" svg:height="2cm" svg:x="11.8cm" svg:y="2.6cm">
          <text:p text:style-name="P1"><text:span text:style-name="T2">C</text:span></text:p>
        </draw:circle>
        <draw:circle draw:style-name="gr22" draw:text-style-name="P5" draw:layer="layout" svg:width="2cm" svg:height="2cm" svg:x="11.8cm" svg:y="5cm">
          <text:p text:style-name="P1"><text:span text:style-name="T2">B</text:span></text:p>
        </draw:circle>
        <draw:circle draw:style-name="gr23" draw:text-style-name="P5" draw:layer="layout" svg:width="2cm" svg:height="2cm" svg:x="13.8cm" svg:y="5cm">
          <text:p text:style-name="P1"><text:span text:style-name="T2">C</text:span></text:p>
        </draw:circle>
        <draw:line draw:style-name="gr3" draw:text-style-name="P1" draw:layer="layout" svg:x1="24.294cm" svg:y1="4.618cm" svg:x2="9.301cm" svg:y2="4.7cm">
          <text:p/>
        </draw:line>
        <draw:line draw:style-name="gr3" draw:text-style-name="P1" draw:layer="layout" svg:x1="24.199cm" svg:y1="7.18cm" svg:x2="9.301cm" svg:y2="7.2cm">
          <text:p/>
        </draw:lin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ircle draw:style-name="gr24" draw:text-style-name="P5" xml:id="id37" draw:id="id37" draw:layer="layout" svg:width="2cm" svg:height="2cm" svg:x="5.4cm" svg:y="8.1cm">
          <text:p text:style-name="P1"><text:span text:style-name="T2">A</text:span></text:p>
        </draw:circle>
        <draw:circle draw:style-name="gr25" draw:text-style-name="P5" xml:id="id38" draw:id="id38" draw:layer="layout" svg:width="2cm" svg:height="2cm" svg:x="3.2cm" svg:y="11.3cm">
          <text:p text:style-name="P1"><text:span text:style-name="T2">B</text:span></text:p>
        </draw:circle>
        <draw:circle draw:style-name="gr2" draw:text-style-name="P2" xml:id="id39" draw:id="id39" draw:layer="layout" svg:width="2cm" svg:height="2cm" svg:x="7.8cm" svg:y="11.5cm">
          <text:p text:style-name="P1"><text:span text:style-name="T1">C</text:span></text:p>
        </draw:circle>
        <draw:circle draw:style-name="gr13" draw:text-style-name="P2" xml:id="id41" draw:id="id41" draw:layer="layout" svg:width="2cm" svg:height="2cm" svg:x="5.2cm" svg:y="15.3cm">
          <text:p text:style-name="P1"><text:span text:style-name="T2">E</text:span></text:p>
        </draw:circle>
        <draw:circle draw:style-name="gr2" draw:text-style-name="P2" xml:id="id40" draw:id="id40" draw:layer="layout" svg:width="2cm" svg:height="2cm" svg:x="9.8cm" svg:y="15.3cm">
          <text:p text:style-name="P1"><text:span text:style-name="T1">F</text:span></text:p>
        </draw:circle>
        <draw:circle draw:style-name="gr13" draw:text-style-name="P2" xml:id="id42" draw:id="id42" draw:layer="layout" svg:width="2cm" svg:height="2cm" svg:x="0.4cm" svg:y="15.1cm">
          <text:p text:style-name="P1"><text:span text:style-name="T2">D</text:span></text:p>
        </draw:circle>
        <draw:connector draw:style-name="gr3" draw:text-style-name="P1" draw:layer="layout" draw:type="line" svg:x1="6.4cm" svg:y1="10.1cm" svg:x2="4.2cm" svg:y2="11.3cm" draw:start-shape="id37" draw:start-glue-point="2" draw:end-shape="id38" draw:end-glue-point="0" svg:d="M6400 10100l-2200 1200">
          <text:p/>
        </draw:connector>
        <draw:connector draw:style-name="gr3" draw:text-style-name="P1" draw:layer="layout" draw:type="line" svg:x1="6.4cm" svg:y1="10.1cm" svg:x2="8.8cm" svg:y2="11.5cm" draw:start-shape="id37" draw:start-glue-point="2" draw:end-shape="id39" svg:d="M6400 10100l2400 1400">
          <text:p/>
        </draw:connector>
        <draw:connector draw:style-name="gr3" draw:text-style-name="P1" draw:layer="layout" draw:type="line" svg:x1="8.8cm" svg:y1="13.5cm" svg:x2="10.8cm" svg:y2="15.3cm" draw:start-shape="id39" draw:start-glue-point="2" draw:end-shape="id40" draw:end-glue-point="0" svg:d="M8800 13500l2000 1800">
          <text:p/>
        </draw:connector>
        <draw:connector draw:style-name="gr3" draw:text-style-name="P1" draw:layer="layout" draw:type="line" svg:x1="9.8cm" svg:y1="16.3cm" svg:x2="7.2cm" svg:y2="16.3cm" draw:start-shape="id40" draw:start-glue-point="3" draw:end-shape="id41" svg:d="M9800 16300h-2600">
          <text:p/>
        </draw:connector>
        <draw:connector draw:style-name="gr3" draw:text-style-name="P1" draw:layer="layout" draw:type="line" svg:x1="6.2cm" svg:y1="15.3cm" svg:x2="4.2cm" svg:y2="13.3cm" draw:start-shape="id41" draw:start-glue-point="0" draw:end-shape="id38" draw:end-glue-point="2" svg:d="M6200 15300l-2000-2000">
          <text:p/>
        </draw:connector>
        <draw:connector draw:style-name="gr3" draw:text-style-name="P1" draw:layer="layout" draw:type="line" svg:x1="4.2cm" svg:y1="13.3cm" svg:x2="1.4cm" svg:y2="15.1cm" draw:start-shape="id38" draw:start-glue-point="2" draw:end-shape="id42" svg:d="M4200 13300l-2800 1800">
          <text:p/>
        </draw:connector>
        <draw:frame draw:style-name="gr4" draw:text-style-name="P3" draw:layer="layout" svg:width="13.4cm" svg:height="1.873cm" svg:x="1cm" svg:y="0.927cm">
          <draw:text-box>
            <text:p><text:span text:style-name="T1">Breath first search</text:span></text:p>
          </draw:text-box>
        </draw:frame>
        <draw:frame draw:style-name="gr5" draw:text-style-name="P3" draw:layer="layout" svg:width="2.8cm" svg:height="1.038cm" svg:x="5.8cm" svg:y="3.162cm">
          <draw:text-box>
            <text:p><text:span text:style-name="T1">Queue</text:span></text:p>
          </draw:text-box>
        </draw:frame>
        <draw:frame draw:style-name="gr6" draw:text-style-name="P3" draw:layer="layout" svg:width="4cm" svg:height="0.962cm" svg:x="5.9cm" svg:y="5.438cm">
          <draw:text-box>
            <text:p><text:span text:style-name="T1">Visited</text:span></text:p>
          </draw:text-box>
        </draw:frame>
        <draw:circle draw:style-name="gr26" draw:text-style-name="P5" draw:layer="layout" svg:width="2cm" svg:height="2cm" svg:x="7.8cm" svg:y="11.5cm">
          <text:p text:style-name="P1"><text:span text:style-name="T2">C</text:span></text:p>
        </draw:circle>
        <draw:circle draw:style-name="gr9" draw:text-style-name="P2" draw:layer="layout" svg:width="2cm" svg:height="2cm" svg:x="9.7cm" svg:y="5.1cm">
          <text:p text:style-name="P1"><text:span text:style-name="T1">A</text:span></text:p>
        </draw:circle>
        <draw:circle draw:style-name="gr27" draw:text-style-name="P5" draw:layer="layout" svg:width="2cm" svg:height="2cm" svg:x="11.8cm" svg:y="2.6cm">
          <text:p text:style-name="P1"><text:span text:style-name="T2">C</text:span></text:p>
        </draw:circle>
        <draw:circle draw:style-name="gr28" draw:text-style-name="P5" draw:layer="layout" svg:width="2cm" svg:height="2cm" svg:x="11.8cm" svg:y="5cm">
          <text:p text:style-name="P1"><text:span text:style-name="T2">B</text:span></text:p>
        </draw:circle>
        <draw:circle draw:style-name="gr29" draw:text-style-name="P5" draw:layer="layout" svg:width="2cm" svg:height="2cm" svg:x="13.8cm" svg:y="5cm">
          <text:p text:style-name="P1"><text:span text:style-name="T2">C</text:span></text:p>
        </draw:circle>
        <draw:line draw:style-name="gr3" draw:text-style-name="P1" draw:layer="layout" svg:x1="24.294cm" svg:y1="4.618cm" svg:x2="9.301cm" svg:y2="4.7cm">
          <text:p/>
        </draw:line>
        <draw:line draw:style-name="gr3" draw:text-style-name="P1" draw:layer="layout" svg:x1="24.199cm" svg:y1="7.18cm" svg:x2="9.301cm" svg:y2="7.2cm">
          <text:p/>
        </draw:lin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ircle draw:style-name="gr30" draw:text-style-name="P5" xml:id="id43" draw:id="id43" draw:layer="layout" svg:width="2cm" svg:height="2cm" svg:x="5.4cm" svg:y="8.1cm">
          <text:p text:style-name="P1"><text:span text:style-name="T2">A</text:span></text:p>
        </draw:circle>
        <draw:circle draw:style-name="gr31" draw:text-style-name="P5" xml:id="id44" draw:id="id44" draw:layer="layout" svg:width="2cm" svg:height="2cm" svg:x="3.2cm" svg:y="11.3cm">
          <text:p text:style-name="P1"><text:span text:style-name="T2">B</text:span></text:p>
        </draw:circle>
        <draw:circle draw:style-name="gr2" draw:text-style-name="P2" xml:id="id45" draw:id="id45" draw:layer="layout" svg:width="2cm" svg:height="2cm" svg:x="7.8cm" svg:y="11.5cm">
          <text:p text:style-name="P1"><text:span text:style-name="T1">C</text:span></text:p>
        </draw:circle>
        <draw:circle draw:style-name="gr32" draw:text-style-name="P5" xml:id="id47" draw:id="id47" draw:layer="layout" svg:width="2cm" svg:height="2cm" svg:x="5.2cm" svg:y="15.3cm">
          <text:p text:style-name="P1"><text:span text:style-name="T2">E</text:span></text:p>
        </draw:circle>
        <draw:circle draw:style-name="gr2" draw:text-style-name="P2" xml:id="id46" draw:id="id46" draw:layer="layout" svg:width="2cm" svg:height="2cm" svg:x="9.8cm" svg:y="15.3cm">
          <text:p text:style-name="P1"><text:span text:style-name="T1">F</text:span></text:p>
        </draw:circle>
        <draw:circle draw:style-name="gr33" draw:text-style-name="P5" xml:id="id48" draw:id="id48" draw:layer="layout" svg:width="2cm" svg:height="2cm" svg:x="0.4cm" svg:y="15.1cm">
          <text:p text:style-name="P1"><text:span text:style-name="T2">D</text:span></text:p>
        </draw:circle>
        <draw:connector draw:style-name="gr3" draw:text-style-name="P1" draw:layer="layout" draw:type="line" svg:x1="6.4cm" svg:y1="10.1cm" svg:x2="4.2cm" svg:y2="11.3cm" draw:start-shape="id43" draw:start-glue-point="2" draw:end-shape="id44" draw:end-glue-point="0" svg:d="M6400 10100l-2200 1200">
          <text:p/>
        </draw:connector>
        <draw:connector draw:style-name="gr3" draw:text-style-name="P1" draw:layer="layout" draw:type="line" svg:x1="6.4cm" svg:y1="10.1cm" svg:x2="8.8cm" svg:y2="11.5cm" draw:start-shape="id43" draw:start-glue-point="2" draw:end-shape="id45" svg:d="M6400 10100l2400 1400">
          <text:p/>
        </draw:connector>
        <draw:connector draw:style-name="gr3" draw:text-style-name="P1" draw:layer="layout" draw:type="line" svg:x1="8.8cm" svg:y1="13.5cm" svg:x2="10.8cm" svg:y2="15.3cm" draw:start-shape="id45" draw:start-glue-point="2" draw:end-shape="id46" draw:end-glue-point="0" svg:d="M8800 13500l2000 1800">
          <text:p/>
        </draw:connector>
        <draw:connector draw:style-name="gr3" draw:text-style-name="P1" draw:layer="layout" draw:type="line" svg:x1="9.8cm" svg:y1="16.3cm" svg:x2="7.2cm" svg:y2="16.3cm" draw:start-shape="id46" draw:start-glue-point="3" draw:end-shape="id47" svg:d="M9800 16300h-2600">
          <text:p/>
        </draw:connector>
        <draw:connector draw:style-name="gr3" draw:text-style-name="P1" draw:layer="layout" draw:type="line" svg:x1="6.2cm" svg:y1="15.3cm" svg:x2="4.2cm" svg:y2="13.3cm" draw:start-shape="id47" draw:start-glue-point="0" draw:end-shape="id44" draw:end-glue-point="2" svg:d="M6200 15300l-2000-2000">
          <text:p/>
        </draw:connector>
        <draw:connector draw:style-name="gr3" draw:text-style-name="P1" draw:layer="layout" draw:type="line" svg:x1="4.2cm" svg:y1="13.3cm" svg:x2="1.4cm" svg:y2="15.1cm" draw:start-shape="id44" draw:start-glue-point="2" draw:end-shape="id48" svg:d="M4200 13300l-2800 1800">
          <text:p/>
        </draw:connector>
        <draw:frame draw:style-name="gr4" draw:text-style-name="P3" draw:layer="layout" svg:width="13.4cm" svg:height="1.873cm" svg:x="1cm" svg:y="0.927cm">
          <draw:text-box>
            <text:p><text:span text:style-name="T1">Breath first search</text:span></text:p>
          </draw:text-box>
        </draw:frame>
        <draw:frame draw:style-name="gr5" draw:text-style-name="P3" draw:layer="layout" svg:width="2.8cm" svg:height="1.038cm" svg:x="5.8cm" svg:y="3.162cm">
          <draw:text-box>
            <text:p><text:span text:style-name="T1">Queue</text:span></text:p>
          </draw:text-box>
        </draw:frame>
        <draw:frame draw:style-name="gr6" draw:text-style-name="P3" draw:layer="layout" svg:width="4cm" svg:height="0.962cm" svg:x="5.9cm" svg:y="5.438cm">
          <draw:text-box>
            <text:p><text:span text:style-name="T1">Visited</text:span></text:p>
          </draw:text-box>
        </draw:frame>
        <draw:circle draw:style-name="gr34" draw:text-style-name="P5" draw:layer="layout" svg:width="2cm" svg:height="2cm" svg:x="7.8cm" svg:y="11.5cm">
          <text:p text:style-name="P5">C</text:p>
        </draw:circle>
        <draw:circle draw:style-name="gr9" draw:text-style-name="P2" draw:layer="layout" svg:width="2cm" svg:height="2cm" svg:x="9.7cm" svg:y="5.1cm">
          <text:p text:style-name="P1"><text:span text:style-name="T1">A</text:span></text:p>
        </draw:circle>
        <draw:circle draw:style-name="gr35" draw:text-style-name="P5" draw:layer="layout" svg:width="2cm" svg:height="2cm" svg:x="11.8cm" svg:y="2.6cm">
          <text:p text:style-name="P1"><text:span text:style-name="T2">C</text:span></text:p>
        </draw:circle>
        <draw:circle draw:style-name="gr36" draw:text-style-name="P5" draw:layer="layout" svg:width="2cm" svg:height="2cm" svg:x="11.8cm" svg:y="5cm">
          <text:p text:style-name="P1"><text:span text:style-name="T2">B</text:span></text:p>
        </draw:circle>
        <draw:circle draw:style-name="gr37" draw:text-style-name="P5" draw:layer="layout" svg:width="2cm" svg:height="2cm" svg:x="13.8cm" svg:y="5cm">
          <text:p text:style-name="P1"><text:span text:style-name="T2">C</text:span></text:p>
        </draw:circle>
        <draw:circle draw:style-name="gr38" draw:text-style-name="P5" draw:layer="layout" svg:width="2cm" svg:height="2cm" svg:x="15.8cm" svg:y="5cm">
          <text:p text:style-name="P1"><text:span text:style-name="T2">D</text:span></text:p>
        </draw:circle>
        <draw:circle draw:style-name="gr39" draw:text-style-name="P5" draw:layer="layout" svg:width="2cm" svg:height="2cm" svg:x="17.8cm" svg:y="5cm">
          <text:p text:style-name="P1"><text:span text:style-name="T2">E</text:span></text:p>
        </draw:circle>
        <draw:circle draw:style-name="gr40" draw:text-style-name="P5" draw:layer="layout" svg:width="2cm" svg:height="2cm" svg:x="13.841cm" svg:y="2.6cm">
          <text:p text:style-name="P1"><text:span text:style-name="T2">D</text:span></text:p>
        </draw:circle>
        <draw:circle draw:style-name="gr41" draw:text-style-name="P5" draw:layer="layout" svg:width="2cm" svg:height="2cm" svg:x="15.841cm" svg:y="2.6cm">
          <text:p text:style-name="P1"><text:span text:style-name="T2">E</text:span></text:p>
        </draw:circle>
        <draw:line draw:style-name="gr3" draw:text-style-name="P1" draw:layer="layout" svg:x1="24.294cm" svg:y1="4.618cm" svg:x2="9.301cm" svg:y2="4.7cm">
          <text:p/>
        </draw:line>
        <draw:line draw:style-name="gr3" draw:text-style-name="P1" draw:layer="layout" svg:x1="24.199cm" svg:y1="7.18cm" svg:x2="9.301cm" svg:y2="7.2cm">
          <text:p/>
        </draw:lin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ircle draw:style-name="gr42" draw:text-style-name="P5" xml:id="id49" draw:id="id49" draw:layer="layout" svg:width="2cm" svg:height="2cm" svg:x="5.4cm" svg:y="8.1cm">
          <text:p text:style-name="P2"><text:span text:style-name="T2">A</text:span></text:p>
        </draw:circle>
        <draw:circle draw:style-name="gr43" draw:text-style-name="P5" xml:id="id50" draw:id="id50" draw:layer="layout" svg:width="2cm" svg:height="2cm" svg:x="3.2cm" svg:y="11.3cm">
          <text:p text:style-name="P2"><text:span text:style-name="T2">B</text:span></text:p>
        </draw:circle>
        <draw:circle draw:style-name="gr2" draw:text-style-name="P2" xml:id="id51" draw:id="id51" draw:layer="layout" svg:width="2cm" svg:height="2cm" svg:x="7.8cm" svg:y="11.5cm">
          <text:p text:style-name="P2"><text:span text:style-name="T1">C</text:span></text:p>
        </draw:circle>
        <draw:circle draw:style-name="gr44" draw:text-style-name="P5" xml:id="id53" draw:id="id53" draw:layer="layout" svg:width="2cm" svg:height="2cm" svg:x="5.2cm" svg:y="15.3cm">
          <text:p text:style-name="P2"><text:span text:style-name="T2">E</text:span></text:p>
        </draw:circle>
        <draw:circle draw:style-name="gr2" draw:text-style-name="P2" xml:id="id52" draw:id="id52" draw:layer="layout" svg:width="2cm" svg:height="2cm" svg:x="9.8cm" svg:y="15.3cm">
          <text:p text:style-name="P2"><text:span text:style-name="T1">F</text:span></text:p>
        </draw:circle>
        <draw:circle draw:style-name="gr45" draw:text-style-name="P5" xml:id="id54" draw:id="id54" draw:layer="layout" svg:width="2cm" svg:height="2cm" svg:x="0.4cm" svg:y="15.1cm">
          <text:p text:style-name="P2"><text:span text:style-name="T2">D</text:span></text:p>
        </draw:circle>
        <draw:connector draw:style-name="gr3" draw:text-style-name="P1" draw:layer="layout" draw:type="line" svg:x1="6.4cm" svg:y1="10.1cm" svg:x2="4.2cm" svg:y2="11.3cm" draw:start-shape="id49" draw:start-glue-point="2" draw:end-shape="id50" draw:end-glue-point="0" svg:d="M6400 10100l-2200 1200">
          <text:p/>
        </draw:connector>
        <draw:connector draw:style-name="gr3" draw:text-style-name="P1" draw:layer="layout" draw:type="line" svg:x1="6.4cm" svg:y1="10.1cm" svg:x2="8.8cm" svg:y2="11.5cm" draw:start-shape="id49" draw:start-glue-point="2" draw:end-shape="id51" svg:d="M6400 10100l2400 1400">
          <text:p/>
        </draw:connector>
        <draw:connector draw:style-name="gr3" draw:text-style-name="P1" draw:layer="layout" draw:type="line" svg:x1="8.8cm" svg:y1="13.5cm" svg:x2="10.8cm" svg:y2="15.3cm" draw:start-shape="id51" draw:start-glue-point="2" draw:end-shape="id52" draw:end-glue-point="0" svg:d="M8800 13500l2000 1800">
          <text:p/>
        </draw:connector>
        <draw:connector draw:style-name="gr3" draw:text-style-name="P1" draw:layer="layout" draw:type="line" svg:x1="9.8cm" svg:y1="16.3cm" svg:x2="7.2cm" svg:y2="16.3cm" draw:start-shape="id52" draw:start-glue-point="3" draw:end-shape="id53" svg:d="M9800 16300h-2600">
          <text:p/>
        </draw:connector>
        <draw:connector draw:style-name="gr3" draw:text-style-name="P1" draw:layer="layout" draw:type="line" svg:x1="6.2cm" svg:y1="15.3cm" svg:x2="4.2cm" svg:y2="13.3cm" draw:start-shape="id53" draw:start-glue-point="0" draw:end-shape="id50" draw:end-glue-point="2" svg:d="M6200 15300l-2000-2000">
          <text:p/>
        </draw:connector>
        <draw:connector draw:style-name="gr3" draw:text-style-name="P1" draw:layer="layout" draw:type="line" svg:x1="4.2cm" svg:y1="13.3cm" svg:x2="1.4cm" svg:y2="15.1cm" draw:start-shape="id50" draw:start-glue-point="2" draw:end-shape="id54" svg:d="M4200 13300l-2800 1800">
          <text:p/>
        </draw:connector>
        <draw:frame draw:style-name="gr4" draw:text-style-name="P3" draw:layer="layout" svg:width="13.4cm" svg:height="1.873cm" svg:x="1cm" svg:y="0.927cm">
          <draw:text-box>
            <text:p text:style-name="P3"><text:span text:style-name="T1">Breath first search</text:span></text:p>
          </draw:text-box>
        </draw:frame>
        <draw:frame draw:style-name="gr5" draw:text-style-name="P3" draw:layer="layout" svg:width="2.8cm" svg:height="1.038cm" svg:x="5.8cm" svg:y="3.162cm">
          <draw:text-box>
            <text:p text:style-name="P3"><text:span text:style-name="T1">Queue</text:span></text:p>
          </draw:text-box>
        </draw:frame>
        <draw:frame draw:style-name="gr6" draw:text-style-name="P3" draw:layer="layout" svg:width="4cm" svg:height="0.962cm" svg:x="5.9cm" svg:y="5.438cm">
          <draw:text-box>
            <text:p text:style-name="P3"><text:span text:style-name="T1">Visited</text:span></text:p>
          </draw:text-box>
        </draw:frame>
        <draw:circle draw:style-name="gr46" draw:text-style-name="P5" draw:layer="layout" svg:width="2cm" svg:height="2cm" svg:x="7.8cm" svg:y="11.5cm">
          <text:p text:style-name="P5">C</text:p>
        </draw:circle>
        <draw:circle draw:style-name="gr9" draw:text-style-name="P2" draw:layer="layout" svg:width="2cm" svg:height="2cm" svg:x="9.7cm" svg:y="5.1cm">
          <text:p text:style-name="P2"><text:span text:style-name="T1">A</text:span></text:p>
        </draw:circle>
        <draw:circle draw:style-name="gr47" draw:text-style-name="P5" draw:layer="layout" svg:width="2cm" svg:height="2cm" svg:x="11.8cm" svg:y="5cm">
          <text:p text:style-name="P2"><text:span text:style-name="T2">B</text:span></text:p>
        </draw:circle>
        <draw:circle draw:style-name="gr48" draw:text-style-name="P5" draw:layer="layout" svg:width="2cm" svg:height="2cm" svg:x="13.8cm" svg:y="5cm">
          <text:p text:style-name="P2"><text:span text:style-name="T2">C</text:span></text:p>
        </draw:circle>
        <draw:circle draw:style-name="gr49" draw:text-style-name="P5" draw:layer="layout" svg:width="2cm" svg:height="2cm" svg:x="15.8cm" svg:y="5cm">
          <text:p text:style-name="P2"><text:span text:style-name="T2">D</text:span></text:p>
        </draw:circle>
        <draw:circle draw:style-name="gr50" draw:text-style-name="P5" draw:layer="layout" svg:width="2cm" svg:height="2cm" svg:x="17.8cm" svg:y="5cm">
          <text:p text:style-name="P2"><text:span text:style-name="T2">E</text:span></text:p>
        </draw:circle>
        <draw:circle draw:style-name="gr51" draw:text-style-name="P5" draw:layer="layout" svg:width="2cm" svg:height="2cm" svg:x="13.841cm" svg:y="2.6cm">
          <text:p text:style-name="P2"><text:span text:style-name="T2">D</text:span></text:p>
        </draw:circle>
        <draw:circle draw:style-name="gr52" draw:text-style-name="P5" draw:layer="layout" svg:width="2cm" svg:height="2cm" svg:x="15.841cm" svg:y="2.6cm">
          <text:p text:style-name="P2"><text:span text:style-name="T2">E</text:span></text:p>
        </draw:circle>
        <draw:line draw:style-name="gr3" draw:text-style-name="P1" draw:layer="layout" svg:x1="24.294cm" svg:y1="4.618cm" svg:x2="9.301cm" svg:y2="4.7cm">
          <text:p/>
        </draw:line>
        <draw:line draw:style-name="gr3" draw:text-style-name="P1" draw:layer="layout" svg:x1="24.199cm" svg:y1="7.18cm" svg:x2="9.301cm" svg:y2="7.2cm">
          <text:p/>
        </draw:lin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ircle draw:style-name="gr53" draw:text-style-name="P5" xml:id="id55" draw:id="id55" draw:layer="layout" svg:width="2cm" svg:height="2cm" svg:x="5.4cm" svg:y="8.1cm">
          <text:p text:style-name="P2"><text:span text:style-name="T2">A</text:span></text:p>
        </draw:circle>
        <draw:circle draw:style-name="gr54" draw:text-style-name="P5" xml:id="id56" draw:id="id56" draw:layer="layout" svg:width="2cm" svg:height="2cm" svg:x="3.2cm" svg:y="11.3cm">
          <text:p text:style-name="P2"><text:span text:style-name="T2">B</text:span></text:p>
        </draw:circle>
        <draw:circle draw:style-name="gr2" draw:text-style-name="P2" xml:id="id57" draw:id="id57" draw:layer="layout" svg:width="2cm" svg:height="2cm" svg:x="7.8cm" svg:y="11.5cm">
          <text:p text:style-name="P2"><text:span text:style-name="T1">C</text:span></text:p>
        </draw:circle>
        <draw:circle draw:style-name="gr55" draw:text-style-name="P5" xml:id="id59" draw:id="id59" draw:layer="layout" svg:width="2cm" svg:height="2cm" svg:x="5.2cm" svg:y="15.3cm">
          <text:p text:style-name="P2"><text:span text:style-name="T2">E</text:span></text:p>
        </draw:circle>
        <draw:circle draw:style-name="gr13" draw:text-style-name="P2" xml:id="id58" draw:id="id58" draw:layer="layout" svg:width="2cm" svg:height="2cm" svg:x="9.8cm" svg:y="15.3cm">
          <text:p text:style-name="P5">F</text:p>
        </draw:circle>
        <draw:circle draw:style-name="gr56" draw:text-style-name="P5" xml:id="id60" draw:id="id60" draw:layer="layout" svg:width="2cm" svg:height="2cm" svg:x="0.4cm" svg:y="15.1cm">
          <text:p text:style-name="P2"><text:span text:style-name="T2">D</text:span></text:p>
        </draw:circle>
        <draw:connector draw:style-name="gr3" draw:text-style-name="P1" draw:layer="layout" draw:type="line" svg:x1="6.4cm" svg:y1="10.1cm" svg:x2="4.2cm" svg:y2="11.3cm" draw:start-shape="id55" draw:start-glue-point="2" draw:end-shape="id56" draw:end-glue-point="0" svg:d="M6400 10100l-2200 1200">
          <text:p/>
        </draw:connector>
        <draw:connector draw:style-name="gr3" draw:text-style-name="P1" draw:layer="layout" draw:type="line" svg:x1="6.4cm" svg:y1="10.1cm" svg:x2="8.8cm" svg:y2="11.5cm" draw:start-shape="id55" draw:start-glue-point="2" draw:end-shape="id57" svg:d="M6400 10100l2400 1400">
          <text:p/>
        </draw:connector>
        <draw:connector draw:style-name="gr3" draw:text-style-name="P1" draw:layer="layout" draw:type="line" svg:x1="8.8cm" svg:y1="13.5cm" svg:x2="10.8cm" svg:y2="15.3cm" draw:start-shape="id57" draw:start-glue-point="2" draw:end-shape="id58" draw:end-glue-point="0" svg:d="M8800 13500l2000 1800">
          <text:p/>
        </draw:connector>
        <draw:connector draw:style-name="gr3" draw:text-style-name="P1" draw:layer="layout" draw:type="line" svg:x1="9.8cm" svg:y1="16.3cm" svg:x2="7.2cm" svg:y2="16.3cm" draw:start-shape="id58" draw:start-glue-point="3" draw:end-shape="id59" svg:d="M9800 16300h-2600">
          <text:p/>
        </draw:connector>
        <draw:connector draw:style-name="gr3" draw:text-style-name="P1" draw:layer="layout" draw:type="line" svg:x1="6.2cm" svg:y1="15.3cm" svg:x2="4.2cm" svg:y2="13.3cm" draw:start-shape="id59" draw:start-glue-point="0" draw:end-shape="id56" draw:end-glue-point="2" svg:d="M6200 15300l-2000-2000">
          <text:p/>
        </draw:connector>
        <draw:connector draw:style-name="gr3" draw:text-style-name="P1" draw:layer="layout" draw:type="line" svg:x1="4.2cm" svg:y1="13.3cm" svg:x2="1.4cm" svg:y2="15.1cm" draw:start-shape="id56" draw:start-glue-point="2" draw:end-shape="id60" svg:d="M4200 13300l-2800 1800">
          <text:p/>
        </draw:connector>
        <draw:frame draw:style-name="gr4" draw:text-style-name="P3" draw:layer="layout" svg:width="13.4cm" svg:height="1.873cm" svg:x="1cm" svg:y="0.927cm">
          <draw:text-box>
            <text:p text:style-name="P3"><text:span text:style-name="T1">Breath first search</text:span></text:p>
          </draw:text-box>
        </draw:frame>
        <draw:frame draw:style-name="gr5" draw:text-style-name="P3" draw:layer="layout" svg:width="2.8cm" svg:height="1.038cm" svg:x="5.8cm" svg:y="3.162cm">
          <draw:text-box>
            <text:p text:style-name="P3"><text:span text:style-name="T1">Queue</text:span></text:p>
          </draw:text-box>
        </draw:frame>
        <draw:frame draw:style-name="gr6" draw:text-style-name="P3" draw:layer="layout" svg:width="4cm" svg:height="0.962cm" svg:x="5.9cm" svg:y="5.438cm">
          <draw:text-box>
            <text:p text:style-name="P3"><text:span text:style-name="T1">Visited</text:span></text:p>
          </draw:text-box>
        </draw:frame>
        <draw:circle draw:style-name="gr57" draw:text-style-name="P5" draw:layer="layout" svg:width="2cm" svg:height="2cm" svg:x="7.8cm" svg:y="11.5cm">
          <text:p text:style-name="P5">C</text:p>
        </draw:circle>
        <draw:circle draw:style-name="gr9" draw:text-style-name="P2" draw:layer="layout" svg:width="2cm" svg:height="2cm" svg:x="9.7cm" svg:y="5.1cm">
          <text:p text:style-name="P2"><text:span text:style-name="T1">A</text:span></text:p>
        </draw:circle>
        <draw:circle draw:style-name="gr58" draw:text-style-name="P5" draw:layer="layout" svg:width="2cm" svg:height="2cm" svg:x="11.8cm" svg:y="5cm">
          <text:p text:style-name="P2"><text:span text:style-name="T2">B</text:span></text:p>
        </draw:circle>
        <draw:circle draw:style-name="gr59" draw:text-style-name="P5" draw:layer="layout" svg:width="2cm" svg:height="2cm" svg:x="13.8cm" svg:y="5cm">
          <text:p text:style-name="P2"><text:span text:style-name="T2">C</text:span></text:p>
        </draw:circle>
        <draw:circle draw:style-name="gr60" draw:text-style-name="P5" draw:layer="layout" svg:width="2cm" svg:height="2cm" svg:x="15.8cm" svg:y="5cm">
          <text:p text:style-name="P2"><text:span text:style-name="T2">D</text:span></text:p>
        </draw:circle>
        <draw:circle draw:style-name="gr61" draw:text-style-name="P5" draw:layer="layout" svg:width="2cm" svg:height="2cm" svg:x="17.8cm" svg:y="5cm">
          <text:p text:style-name="P2"><text:span text:style-name="T2">E</text:span></text:p>
        </draw:circle>
        <draw:circle draw:style-name="gr62" draw:text-style-name="P5" draw:layer="layout" svg:width="2cm" svg:height="2cm" svg:x="13.841cm" svg:y="2.6cm">
          <text:p text:style-name="P2"><text:span text:style-name="T2">D</text:span></text:p>
        </draw:circle>
        <draw:circle draw:style-name="gr63" draw:text-style-name="P5" draw:layer="layout" svg:width="2cm" svg:height="2cm" svg:x="15.841cm" svg:y="2.6cm">
          <text:p text:style-name="P2"><text:span text:style-name="T2">E</text:span></text:p>
        </draw:circle>
        <draw:line draw:style-name="gr3" draw:text-style-name="P1" draw:layer="layout" svg:x1="24.294cm" svg:y1="4.618cm" svg:x2="9.301cm" svg:y2="4.7cm">
          <text:p/>
        </draw:line>
        <draw:line draw:style-name="gr3" draw:text-style-name="P1" draw:layer="layout" svg:x1="24.199cm" svg:y1="7.18cm" svg:x2="9.301cm" svg:y2="7.2cm">
          <text:p/>
        </draw:lin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ircle draw:style-name="gr64" draw:text-style-name="P5" xml:id="id61" draw:id="id61" draw:layer="layout" svg:width="2cm" svg:height="2cm" svg:x="5.4cm" svg:y="8.1cm">
          <text:p text:style-name="P1"><text:span text:style-name="T2">A</text:span></text:p>
        </draw:circle>
        <draw:circle draw:style-name="gr65" draw:text-style-name="P5" xml:id="id62" draw:id="id62" draw:layer="layout" svg:width="2cm" svg:height="2cm" svg:x="3.2cm" svg:y="11.3cm">
          <text:p text:style-name="P1"><text:span text:style-name="T2">B</text:span></text:p>
        </draw:circle>
        <draw:circle draw:style-name="gr2" draw:text-style-name="P2" xml:id="id63" draw:id="id63" draw:layer="layout" svg:width="2cm" svg:height="2cm" svg:x="7.8cm" svg:y="11.5cm">
          <text:p text:style-name="P1"><text:span text:style-name="T1">C</text:span></text:p>
        </draw:circle>
        <draw:circle draw:style-name="gr66" draw:text-style-name="P5" xml:id="id65" draw:id="id65" draw:layer="layout" svg:width="2cm" svg:height="2cm" svg:x="5.2cm" svg:y="15.3cm">
          <text:p text:style-name="P1"><text:span text:style-name="T2">E</text:span></text:p>
        </draw:circle>
        <draw:circle draw:style-name="gr13" draw:text-style-name="P2" xml:id="id64" draw:id="id64" draw:layer="layout" svg:width="2cm" svg:height="2cm" svg:x="9.8cm" svg:y="15.3cm">
          <text:p text:style-name="P1"><text:span text:style-name="T2">F</text:span></text:p>
        </draw:circle>
        <draw:circle draw:style-name="gr67" draw:text-style-name="P5" xml:id="id66" draw:id="id66" draw:layer="layout" svg:width="2cm" svg:height="2cm" svg:x="0.4cm" svg:y="15.1cm">
          <text:p text:style-name="P1"><text:span text:style-name="T2">D</text:span></text:p>
        </draw:circle>
        <draw:connector draw:style-name="gr3" draw:text-style-name="P1" draw:layer="layout" draw:type="line" svg:x1="6.4cm" svg:y1="10.1cm" svg:x2="4.2cm" svg:y2="11.3cm" draw:start-shape="id61" draw:start-glue-point="2" draw:end-shape="id62" draw:end-glue-point="0" svg:d="M6400 10100l-2200 1200">
          <text:p/>
        </draw:connector>
        <draw:connector draw:style-name="gr3" draw:text-style-name="P1" draw:layer="layout" draw:type="line" svg:x1="6.4cm" svg:y1="10.1cm" svg:x2="8.8cm" svg:y2="11.5cm" draw:start-shape="id61" draw:start-glue-point="2" draw:end-shape="id63" svg:d="M6400 10100l2400 1400">
          <text:p/>
        </draw:connector>
        <draw:connector draw:style-name="gr3" draw:text-style-name="P1" draw:layer="layout" draw:type="line" svg:x1="8.8cm" svg:y1="13.5cm" svg:x2="10.8cm" svg:y2="15.3cm" draw:start-shape="id63" draw:start-glue-point="2" draw:end-shape="id64" draw:end-glue-point="0" svg:d="M8800 13500l2000 1800">
          <text:p/>
        </draw:connector>
        <draw:connector draw:style-name="gr3" draw:text-style-name="P1" draw:layer="layout" draw:type="line" svg:x1="9.8cm" svg:y1="16.3cm" svg:x2="7.2cm" svg:y2="16.3cm" draw:start-shape="id64" draw:start-glue-point="3" draw:end-shape="id65" svg:d="M9800 16300h-2600">
          <text:p/>
        </draw:connector>
        <draw:connector draw:style-name="gr3" draw:text-style-name="P1" draw:layer="layout" draw:type="line" svg:x1="6.2cm" svg:y1="15.3cm" svg:x2="4.2cm" svg:y2="13.3cm" draw:start-shape="id65" draw:start-glue-point="0" draw:end-shape="id62" draw:end-glue-point="2" svg:d="M6200 15300l-2000-2000">
          <text:p/>
        </draw:connector>
        <draw:connector draw:style-name="gr3" draw:text-style-name="P1" draw:layer="layout" draw:type="line" svg:x1="4.2cm" svg:y1="13.3cm" svg:x2="1.4cm" svg:y2="15.1cm" draw:start-shape="id62" draw:start-glue-point="2" draw:end-shape="id66" svg:d="M4200 13300l-2800 1800">
          <text:p/>
        </draw:connector>
        <draw:frame draw:style-name="gr4" draw:text-style-name="P3" draw:layer="layout" svg:width="13.4cm" svg:height="1.873cm" svg:x="1cm" svg:y="0.927cm">
          <draw:text-box>
            <text:p><text:span text:style-name="T1">Breath first search</text:span></text:p>
          </draw:text-box>
        </draw:frame>
        <draw:frame draw:style-name="gr5" draw:text-style-name="P3" draw:layer="layout" svg:width="2.8cm" svg:height="1.038cm" svg:x="5.8cm" svg:y="3.162cm">
          <draw:text-box>
            <text:p><text:span text:style-name="T1">Queue</text:span></text:p>
          </draw:text-box>
        </draw:frame>
        <draw:frame draw:style-name="gr6" draw:text-style-name="P3" draw:layer="layout" svg:width="4cm" svg:height="0.962cm" svg:x="5.9cm" svg:y="5.438cm">
          <draw:text-box>
            <text:p><text:span text:style-name="T1">Visited</text:span></text:p>
          </draw:text-box>
        </draw:frame>
        <draw:circle draw:style-name="gr68" draw:text-style-name="P5" draw:layer="layout" svg:width="2cm" svg:height="2cm" svg:x="7.8cm" svg:y="11.5cm">
          <text:p text:style-name="P1"><text:span text:style-name="T2">C</text:span></text:p>
        </draw:circle>
        <draw:circle draw:style-name="gr9" draw:text-style-name="P2" draw:layer="layout" svg:width="2cm" svg:height="2cm" svg:x="9.7cm" svg:y="5.1cm">
          <text:p text:style-name="P1"><text:span text:style-name="T1">A</text:span></text:p>
        </draw:circle>
        <draw:circle draw:style-name="gr69" draw:text-style-name="P5" draw:layer="layout" svg:width="2cm" svg:height="2cm" svg:x="11.8cm" svg:y="5cm">
          <text:p text:style-name="P1"><text:span text:style-name="T2">B</text:span></text:p>
        </draw:circle>
        <draw:circle draw:style-name="gr70" draw:text-style-name="P5" draw:layer="layout" svg:width="2cm" svg:height="2cm" svg:x="13.8cm" svg:y="5cm">
          <text:p text:style-name="P1"><text:span text:style-name="T2">C</text:span></text:p>
        </draw:circle>
        <draw:circle draw:style-name="gr71" draw:text-style-name="P5" draw:layer="layout" svg:width="2cm" svg:height="2cm" svg:x="15.8cm" svg:y="5cm">
          <text:p text:style-name="P1"><text:span text:style-name="T2">D</text:span></text:p>
        </draw:circle>
        <draw:circle draw:style-name="gr72" draw:text-style-name="P5" draw:layer="layout" svg:width="2cm" svg:height="2cm" svg:x="17.8cm" svg:y="5cm">
          <text:p text:style-name="P1"><text:span text:style-name="T2">E</text:span></text:p>
        </draw:circle>
        <draw:circle draw:style-name="gr73" draw:text-style-name="P5" draw:layer="layout" svg:width="2cm" svg:height="2cm" svg:x="13.841cm" svg:y="2.6cm">
          <text:p text:style-name="P1"><text:span text:style-name="T2">D</text:span></text:p>
        </draw:circle>
        <draw:circle draw:style-name="gr74" draw:text-style-name="P5" draw:layer="layout" svg:width="2cm" svg:height="2cm" svg:x="15.841cm" svg:y="2.6cm">
          <text:p text:style-name="P1"><text:span text:style-name="T2">E</text:span></text:p>
        </draw:circle>
        <draw:circle draw:style-name="gr75" draw:text-style-name="P5" draw:layer="layout" svg:width="2cm" svg:height="2cm" svg:x="19.8cm" svg:y="5cm">
          <text:p text:style-name="P1"><text:span text:style-name="T2">F</text:span></text:p>
        </draw:circle>
        <draw:line draw:style-name="gr3" draw:text-style-name="P1" draw:layer="layout" svg:x1="24.294cm" svg:y1="4.618cm" svg:x2="9.301cm" svg:y2="4.7cm">
          <text:p/>
        </draw:line>
        <draw:line draw:style-name="gr3" draw:text-style-name="P1" draw:layer="layout" svg:x1="24.199cm" svg:y1="7.18cm" svg:x2="9.301cm" svg:y2="7.2cm">
          <text:p/>
        </draw:line>
        <draw:circle draw:style-name="gr76" draw:text-style-name="P5" draw:layer="layout" svg:width="2cm" svg:height="2cm" svg:x="17.841cm" svg:y="2.618cm">
          <text:p text:style-name="P1"><text:span text:style-name="T2">F</text:span></text:p>
        </draw:circl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ircle draw:style-name="gr77" draw:text-style-name="P5" xml:id="id67" draw:id="id67" draw:layer="layout" svg:width="2cm" svg:height="2cm" svg:x="5.4cm" svg:y="8.1cm">
          <text:p text:style-name="P1"><text:span text:style-name="T2">A</text:span></text:p>
        </draw:circle>
        <draw:circle draw:style-name="gr78" draw:text-style-name="P5" xml:id="id68" draw:id="id68" draw:layer="layout" svg:width="2cm" svg:height="2cm" svg:x="3.2cm" svg:y="11.3cm">
          <text:p text:style-name="P1"><text:span text:style-name="T2">B</text:span></text:p>
        </draw:circle>
        <draw:circle draw:style-name="gr2" draw:text-style-name="P2" xml:id="id69" draw:id="id69" draw:layer="layout" svg:width="2cm" svg:height="2cm" svg:x="7.8cm" svg:y="11.5cm">
          <text:p text:style-name="P1"><text:span text:style-name="T1">C</text:span></text:p>
        </draw:circle>
        <draw:circle draw:style-name="gr79" draw:text-style-name="P5" xml:id="id71" draw:id="id71" draw:layer="layout" svg:width="2cm" svg:height="2cm" svg:x="5.2cm" svg:y="15.3cm">
          <text:p text:style-name="P1"><text:span text:style-name="T2">E</text:span></text:p>
        </draw:circle>
        <draw:circle draw:style-name="gr80" draw:text-style-name="P5" xml:id="id70" draw:id="id70" draw:layer="layout" svg:width="2cm" svg:height="2cm" svg:x="9.8cm" svg:y="15.3cm">
          <text:p text:style-name="P1"><text:span text:style-name="T2">F</text:span></text:p>
        </draw:circle>
        <draw:circle draw:style-name="gr81" draw:text-style-name="P5" xml:id="id72" draw:id="id72" draw:layer="layout" svg:width="2cm" svg:height="2cm" svg:x="0.4cm" svg:y="15.1cm">
          <text:p text:style-name="P5">D</text:p>
        </draw:circle>
        <draw:connector draw:style-name="gr3" draw:text-style-name="P1" draw:layer="layout" draw:type="line" svg:x1="6.4cm" svg:y1="10.1cm" svg:x2="4.2cm" svg:y2="11.3cm" draw:start-shape="id67" draw:start-glue-point="2" draw:end-shape="id68" draw:end-glue-point="0" svg:d="M6400 10100l-2200 1200">
          <text:p/>
        </draw:connector>
        <draw:connector draw:style-name="gr3" draw:text-style-name="P1" draw:layer="layout" draw:type="line" svg:x1="6.4cm" svg:y1="10.1cm" svg:x2="8.8cm" svg:y2="11.5cm" draw:start-shape="id67" draw:start-glue-point="2" draw:end-shape="id69" svg:d="M6400 10100l2400 1400">
          <text:p/>
        </draw:connector>
        <draw:connector draw:style-name="gr3" draw:text-style-name="P1" draw:layer="layout" draw:type="line" svg:x1="8.8cm" svg:y1="13.5cm" svg:x2="10.8cm" svg:y2="15.3cm" draw:start-shape="id69" draw:start-glue-point="2" draw:end-shape="id70" draw:end-glue-point="0" svg:d="M8800 13500l2000 1800">
          <text:p/>
        </draw:connector>
        <draw:connector draw:style-name="gr3" draw:text-style-name="P1" draw:layer="layout" draw:type="line" svg:x1="9.8cm" svg:y1="16.3cm" svg:x2="7.2cm" svg:y2="16.3cm" draw:start-shape="id70" draw:start-glue-point="3" draw:end-shape="id71" svg:d="M9800 16300h-2600">
          <text:p/>
        </draw:connector>
        <draw:connector draw:style-name="gr3" draw:text-style-name="P1" draw:layer="layout" draw:type="line" svg:x1="6.2cm" svg:y1="15.3cm" svg:x2="4.2cm" svg:y2="13.3cm" draw:start-shape="id71" draw:start-glue-point="0" draw:end-shape="id68" draw:end-glue-point="2" svg:d="M6200 15300l-2000-2000">
          <text:p/>
        </draw:connector>
        <draw:connector draw:style-name="gr3" draw:text-style-name="P1" draw:layer="layout" draw:type="line" svg:x1="4.2cm" svg:y1="13.3cm" svg:x2="1.4cm" svg:y2="15.1cm" draw:start-shape="id68" draw:start-glue-point="2" draw:end-shape="id72" svg:d="M4200 13300l-2800 1800">
          <text:p/>
        </draw:connector>
        <draw:frame draw:style-name="gr4" draw:text-style-name="P3" draw:layer="layout" svg:width="13.4cm" svg:height="1.873cm" svg:x="1cm" svg:y="0.927cm">
          <draw:text-box>
            <text:p><text:span text:style-name="T1">Breath first search</text:span></text:p>
          </draw:text-box>
        </draw:frame>
        <draw:frame draw:style-name="gr5" draw:text-style-name="P3" draw:layer="layout" svg:width="2.8cm" svg:height="1.038cm" svg:x="5.8cm" svg:y="3.162cm">
          <draw:text-box>
            <text:p><text:span text:style-name="T1">Queue</text:span></text:p>
          </draw:text-box>
        </draw:frame>
        <draw:frame draw:style-name="gr6" draw:text-style-name="P3" draw:layer="layout" svg:width="4cm" svg:height="0.962cm" svg:x="5.9cm" svg:y="5.438cm">
          <draw:text-box>
            <text:p><text:span text:style-name="T1">Visited</text:span></text:p>
          </draw:text-box>
        </draw:frame>
        <draw:circle draw:style-name="gr82" draw:text-style-name="P5" draw:layer="layout" svg:width="2cm" svg:height="2cm" svg:x="7.8cm" svg:y="11.5cm">
          <text:p text:style-name="P1"><text:span text:style-name="T2">C</text:span></text:p>
        </draw:circle>
        <draw:circle draw:style-name="gr9" draw:text-style-name="P2" draw:layer="layout" svg:width="2cm" svg:height="2cm" svg:x="9.7cm" svg:y="5.1cm">
          <text:p text:style-name="P1"><text:span text:style-name="T1">A</text:span></text:p>
        </draw:circle>
        <draw:circle draw:style-name="gr83" draw:text-style-name="P5" draw:layer="layout" svg:width="2cm" svg:height="2cm" svg:x="11.8cm" svg:y="5cm">
          <text:p text:style-name="P1"><text:span text:style-name="T2">B</text:span></text:p>
        </draw:circle>
        <draw:circle draw:style-name="gr84" draw:text-style-name="P5" draw:layer="layout" svg:width="2cm" svg:height="2cm" svg:x="13.8cm" svg:y="5cm">
          <text:p text:style-name="P1"><text:span text:style-name="T2">C</text:span></text:p>
        </draw:circle>
        <draw:circle draw:style-name="gr85" draw:text-style-name="P5" draw:layer="layout" svg:width="2cm" svg:height="2cm" svg:x="15.8cm" svg:y="5cm">
          <text:p text:style-name="P1"><text:span text:style-name="T2">D</text:span></text:p>
        </draw:circle>
        <draw:circle draw:style-name="gr86" draw:text-style-name="P5" draw:layer="layout" svg:width="2cm" svg:height="2cm" svg:x="17.8cm" svg:y="5cm">
          <text:p text:style-name="P1"><text:span text:style-name="T2">E</text:span></text:p>
        </draw:circle>
        <draw:circle draw:style-name="gr87" draw:text-style-name="P5" draw:layer="layout" svg:width="2cm" svg:height="2cm" svg:x="15.841cm" svg:y="2.6cm">
          <text:p text:style-name="P1"><text:span text:style-name="T2">E</text:span></text:p>
        </draw:circle>
        <draw:circle draw:style-name="gr88" draw:text-style-name="P5" draw:layer="layout" svg:width="2cm" svg:height="2cm" svg:x="19.8cm" svg:y="5cm">
          <text:p text:style-name="P1"><text:span text:style-name="T2">F</text:span></text:p>
        </draw:circle>
        <draw:circle draw:style-name="gr89" draw:text-style-name="P5" draw:layer="layout" svg:width="2cm" svg:height="2cm" svg:x="17.841cm" svg:y="2.6cm">
          <text:p text:style-name="P1"><text:span text:style-name="T2">F</text:span></text:p>
        </draw:circle>
        <draw:line draw:style-name="gr3" draw:text-style-name="P1" draw:layer="layout" svg:x1="24.294cm" svg:y1="4.618cm" svg:x2="9.301cm" svg:y2="4.7cm">
          <text:p/>
        </draw:line>
        <draw:line draw:style-name="gr3" draw:text-style-name="P1" draw:layer="layout" svg:x1="24.199cm" svg:y1="7.18cm" svg:x2="9.301cm" svg:y2="7.2cm">
          <text:p/>
        </draw:lin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ircle draw:style-name="gr90" draw:text-style-name="P5" xml:id="id73" draw:id="id73" draw:layer="layout" svg:width="2cm" svg:height="2cm" svg:x="5.4cm" svg:y="8.1cm">
          <text:p text:style-name="P1"><text:span text:style-name="T2">A</text:span></text:p>
        </draw:circle>
        <draw:circle draw:style-name="gr91" draw:text-style-name="P5" xml:id="id74" draw:id="id74" draw:layer="layout" svg:width="2cm" svg:height="2cm" svg:x="3.2cm" svg:y="11.3cm">
          <text:p text:style-name="P1"><text:span text:style-name="T2">B</text:span></text:p>
        </draw:circle>
        <draw:circle draw:style-name="gr2" draw:text-style-name="P2" xml:id="id75" draw:id="id75" draw:layer="layout" svg:width="2cm" svg:height="2cm" svg:x="7.8cm" svg:y="11.5cm">
          <text:p text:style-name="P1"><text:span text:style-name="T1">C</text:span></text:p>
        </draw:circle>
        <draw:circle draw:style-name="gr92" draw:text-style-name="P5" xml:id="id77" draw:id="id77" draw:layer="layout" svg:width="2cm" svg:height="2cm" svg:x="5.2cm" svg:y="15.3cm">
          <text:p text:style-name="P1"><text:span text:style-name="T2">E</text:span></text:p>
        </draw:circle>
        <draw:circle draw:style-name="gr93" draw:text-style-name="P5" xml:id="id76" draw:id="id76" draw:layer="layout" svg:width="2cm" svg:height="2cm" svg:x="9.8cm" svg:y="15.3cm">
          <text:p text:style-name="P1"><text:span text:style-name="T2">F</text:span></text:p>
        </draw:circle>
        <draw:circle draw:style-name="gr94" draw:text-style-name="P5" xml:id="id78" draw:id="id78" draw:layer="layout" svg:width="2cm" svg:height="2cm" svg:x="0.4cm" svg:y="15.1cm">
          <text:p text:style-name="P1"><text:span text:style-name="T2">D</text:span></text:p>
        </draw:circle>
        <draw:connector draw:style-name="gr3" draw:text-style-name="P1" draw:layer="layout" draw:type="line" svg:x1="6.4cm" svg:y1="10.1cm" svg:x2="4.2cm" svg:y2="11.3cm" draw:start-shape="id73" draw:start-glue-point="2" draw:end-shape="id74" draw:end-glue-point="0" svg:d="M6400 10100l-2200 1200">
          <text:p/>
        </draw:connector>
        <draw:connector draw:style-name="gr3" draw:text-style-name="P1" draw:layer="layout" draw:type="line" svg:x1="6.4cm" svg:y1="10.1cm" svg:x2="8.8cm" svg:y2="11.5cm" draw:start-shape="id73" draw:start-glue-point="2" draw:end-shape="id75" svg:d="M6400 10100l2400 1400">
          <text:p/>
        </draw:connector>
        <draw:connector draw:style-name="gr3" draw:text-style-name="P1" draw:layer="layout" draw:type="line" svg:x1="8.8cm" svg:y1="13.5cm" svg:x2="10.8cm" svg:y2="15.3cm" draw:start-shape="id75" draw:start-glue-point="2" draw:end-shape="id76" draw:end-glue-point="0" svg:d="M8800 13500l2000 1800">
          <text:p/>
        </draw:connector>
        <draw:connector draw:style-name="gr3" draw:text-style-name="P1" draw:layer="layout" draw:type="line" svg:x1="9.8cm" svg:y1="16.3cm" svg:x2="7.2cm" svg:y2="16.3cm" draw:start-shape="id76" draw:start-glue-point="3" draw:end-shape="id77" svg:d="M9800 16300h-2600">
          <text:p/>
        </draw:connector>
        <draw:connector draw:style-name="gr3" draw:text-style-name="P1" draw:layer="layout" draw:type="line" svg:x1="6.2cm" svg:y1="15.3cm" svg:x2="4.2cm" svg:y2="13.3cm" draw:start-shape="id77" draw:start-glue-point="0" draw:end-shape="id74" draw:end-glue-point="2" svg:d="M6200 15300l-2000-2000">
          <text:p/>
        </draw:connector>
        <draw:connector draw:style-name="gr3" draw:text-style-name="P1" draw:layer="layout" draw:type="line" svg:x1="4.2cm" svg:y1="13.3cm" svg:x2="1.4cm" svg:y2="15.1cm" draw:start-shape="id74" draw:start-glue-point="2" draw:end-shape="id78" svg:d="M4200 13300l-2800 1800">
          <text:p/>
        </draw:connector>
        <draw:frame draw:style-name="gr4" draw:text-style-name="P3" draw:layer="layout" svg:width="13.4cm" svg:height="1.873cm" svg:x="1cm" svg:y="0.927cm">
          <draw:text-box>
            <text:p><text:span text:style-name="T1">Breath first search</text:span></text:p>
          </draw:text-box>
        </draw:frame>
        <draw:frame draw:style-name="gr5" draw:text-style-name="P3" draw:layer="layout" svg:width="2.8cm" svg:height="1.038cm" svg:x="5.8cm" svg:y="3.162cm">
          <draw:text-box>
            <text:p><text:span text:style-name="T1">Queue</text:span></text:p>
          </draw:text-box>
        </draw:frame>
        <draw:frame draw:style-name="gr6" draw:text-style-name="P3" draw:layer="layout" svg:width="4cm" svg:height="0.962cm" svg:x="5.9cm" svg:y="5.438cm">
          <draw:text-box>
            <text:p><text:span text:style-name="T1">Visited</text:span></text:p>
          </draw:text-box>
        </draw:frame>
        <draw:circle draw:style-name="gr95" draw:text-style-name="P5" draw:layer="layout" svg:width="2cm" svg:height="2cm" svg:x="7.8cm" svg:y="11.5cm">
          <text:p text:style-name="P1"><text:span text:style-name="T2">C</text:span></text:p>
        </draw:circle>
        <draw:circle draw:style-name="gr9" draw:text-style-name="P2" draw:layer="layout" svg:width="2cm" svg:height="2cm" svg:x="9.7cm" svg:y="5.1cm">
          <text:p text:style-name="P1"><text:span text:style-name="T1">A</text:span></text:p>
        </draw:circle>
        <draw:circle draw:style-name="gr96" draw:text-style-name="P5" draw:layer="layout" svg:width="2cm" svg:height="2cm" svg:x="11.8cm" svg:y="5cm">
          <text:p text:style-name="P1"><text:span text:style-name="T2">B</text:span></text:p>
        </draw:circle>
        <draw:circle draw:style-name="gr97" draw:text-style-name="P5" draw:layer="layout" svg:width="2cm" svg:height="2cm" svg:x="13.8cm" svg:y="5cm">
          <text:p text:style-name="P1"><text:span text:style-name="T2">C</text:span></text:p>
        </draw:circle>
        <draw:circle draw:style-name="gr98" draw:text-style-name="P5" draw:layer="layout" svg:width="2cm" svg:height="2cm" svg:x="15.8cm" svg:y="5cm">
          <text:p text:style-name="P1"><text:span text:style-name="T2">D</text:span></text:p>
        </draw:circle>
        <draw:circle draw:style-name="gr99" draw:text-style-name="P5" draw:layer="layout" svg:width="2cm" svg:height="2cm" svg:x="17.8cm" svg:y="5cm">
          <text:p text:style-name="P1"><text:span text:style-name="T2">E</text:span></text:p>
        </draw:circle>
        <draw:circle draw:style-name="gr100" draw:text-style-name="P5" draw:layer="layout" svg:width="2cm" svg:height="2cm" svg:x="19.8cm" svg:y="5cm">
          <text:p text:style-name="P1"><text:span text:style-name="T2">F</text:span></text:p>
        </draw:circle>
        <draw:circle draw:style-name="gr101" draw:text-style-name="P5" draw:layer="layout" svg:width="2cm" svg:height="2cm" svg:x="17.841cm" svg:y="2.6cm">
          <text:p text:style-name="P1"><text:span text:style-name="T2">F</text:span></text:p>
        </draw:circle>
        <draw:line draw:style-name="gr3" draw:text-style-name="P1" draw:layer="layout" svg:x1="24.294cm" svg:y1="4.618cm" svg:x2="9.301cm" svg:y2="4.7cm">
          <text:p/>
        </draw:line>
        <draw:line draw:style-name="gr3" draw:text-style-name="P1" draw:layer="layout" svg:x1="24.199cm" svg:y1="7.18cm" svg:x2="9.301cm" svg:y2="7.2cm">
          <text:p/>
        </draw:lin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ircle draw:style-name="gr102" draw:text-style-name="P5" xml:id="id79" draw:id="id79" draw:layer="layout" svg:width="2cm" svg:height="2cm" svg:x="5.4cm" svg:y="8.1cm">
          <text:p text:style-name="P2"><text:span text:style-name="T2">A</text:span></text:p>
        </draw:circle>
        <draw:circle draw:style-name="gr103" draw:text-style-name="P5" xml:id="id80" draw:id="id80" draw:layer="layout" svg:width="2cm" svg:height="2cm" svg:x="3.2cm" svg:y="11.3cm">
          <text:p text:style-name="P2"><text:span text:style-name="T2">B</text:span></text:p>
        </draw:circle>
        <draw:circle draw:style-name="gr2" draw:text-style-name="P2" xml:id="id81" draw:id="id81" draw:layer="layout" svg:width="2cm" svg:height="2cm" svg:x="7.8cm" svg:y="11.5cm">
          <text:p text:style-name="P2"><text:span text:style-name="T1">C</text:span></text:p>
        </draw:circle>
        <draw:circle draw:style-name="gr104" draw:text-style-name="P5" xml:id="id83" draw:id="id83" draw:layer="layout" svg:width="2cm" svg:height="2cm" svg:x="5.2cm" svg:y="15.3cm">
          <text:p text:style-name="P2"><text:span text:style-name="T2">E</text:span></text:p>
        </draw:circle>
        <draw:circle draw:style-name="gr105" draw:text-style-name="P5" xml:id="id82" draw:id="id82" draw:layer="layout" svg:width="2cm" svg:height="2cm" svg:x="9.8cm" svg:y="15.3cm">
          <text:p text:style-name="P5">F</text:p>
        </draw:circle>
        <draw:circle draw:style-name="gr106" draw:text-style-name="P5" xml:id="id84" draw:id="id84" draw:layer="layout" svg:width="2cm" svg:height="2cm" svg:x="0.4cm" svg:y="15.1cm">
          <text:p text:style-name="P2"><text:span text:style-name="T2">D</text:span></text:p>
        </draw:circle>
        <draw:connector draw:style-name="gr3" draw:text-style-name="P1" draw:layer="layout" draw:type="line" svg:x1="6.4cm" svg:y1="10.1cm" svg:x2="4.2cm" svg:y2="11.3cm" draw:start-shape="id79" draw:start-glue-point="2" draw:end-shape="id80" draw:end-glue-point="0" svg:d="M6400 10100l-2200 1200">
          <text:p/>
        </draw:connector>
        <draw:connector draw:style-name="gr3" draw:text-style-name="P1" draw:layer="layout" draw:type="line" svg:x1="6.4cm" svg:y1="10.1cm" svg:x2="8.8cm" svg:y2="11.5cm" draw:start-shape="id79" draw:start-glue-point="2" draw:end-shape="id81" svg:d="M6400 10100l2400 1400">
          <text:p/>
        </draw:connector>
        <draw:connector draw:style-name="gr3" draw:text-style-name="P1" draw:layer="layout" draw:type="line" svg:x1="8.8cm" svg:y1="13.5cm" svg:x2="10.8cm" svg:y2="15.3cm" draw:start-shape="id81" draw:start-glue-point="2" draw:end-shape="id82" draw:end-glue-point="0" svg:d="M8800 13500l2000 1800">
          <text:p/>
        </draw:connector>
        <draw:connector draw:style-name="gr3" draw:text-style-name="P1" draw:layer="layout" draw:type="line" svg:x1="9.8cm" svg:y1="16.3cm" svg:x2="7.2cm" svg:y2="16.3cm" draw:start-shape="id82" draw:start-glue-point="3" draw:end-shape="id83" svg:d="M9800 16300h-2600">
          <text:p/>
        </draw:connector>
        <draw:connector draw:style-name="gr3" draw:text-style-name="P1" draw:layer="layout" draw:type="line" svg:x1="6.2cm" svg:y1="15.3cm" svg:x2="4.2cm" svg:y2="13.3cm" draw:start-shape="id83" draw:start-glue-point="0" draw:end-shape="id80" draw:end-glue-point="2" svg:d="M6200 15300l-2000-2000">
          <text:p/>
        </draw:connector>
        <draw:connector draw:style-name="gr3" draw:text-style-name="P1" draw:layer="layout" draw:type="line" svg:x1="4.2cm" svg:y1="13.3cm" svg:x2="1.4cm" svg:y2="15.1cm" draw:start-shape="id80" draw:start-glue-point="2" draw:end-shape="id84" svg:d="M4200 13300l-2800 1800">
          <text:p/>
        </draw:connector>
        <draw:frame draw:style-name="gr4" draw:text-style-name="P3" draw:layer="layout" svg:width="13.4cm" svg:height="1.873cm" svg:x="1cm" svg:y="0.927cm">
          <draw:text-box>
            <text:p text:style-name="P3"><text:span text:style-name="T1">Breath first search</text:span></text:p>
          </draw:text-box>
        </draw:frame>
        <draw:frame draw:style-name="gr5" draw:text-style-name="P3" draw:layer="layout" svg:width="2.8cm" svg:height="1.038cm" svg:x="5.8cm" svg:y="3.162cm">
          <draw:text-box>
            <text:p text:style-name="P3"><text:span text:style-name="T1">Queue</text:span></text:p>
          </draw:text-box>
        </draw:frame>
        <draw:frame draw:style-name="gr6" draw:text-style-name="P3" draw:layer="layout" svg:width="4cm" svg:height="0.962cm" svg:x="5.9cm" svg:y="5.438cm">
          <draw:text-box>
            <text:p text:style-name="P3"><text:span text:style-name="T1">Visited</text:span></text:p>
          </draw:text-box>
        </draw:frame>
        <draw:circle draw:style-name="gr107" draw:text-style-name="P5" draw:layer="layout" svg:width="2cm" svg:height="2cm" svg:x="7.8cm" svg:y="11.5cm">
          <text:p text:style-name="P2"><text:span text:style-name="T2">C</text:span></text:p>
        </draw:circle>
        <draw:circle draw:style-name="gr9" draw:text-style-name="P2" draw:layer="layout" svg:width="2cm" svg:height="2cm" svg:x="9.7cm" svg:y="5.1cm">
          <text:p text:style-name="P2"><text:span text:style-name="T1">A</text:span></text:p>
        </draw:circle>
        <draw:circle draw:style-name="gr108" draw:text-style-name="P5" draw:layer="layout" svg:width="2cm" svg:height="2cm" svg:x="11.8cm" svg:y="5cm">
          <text:p text:style-name="P2"><text:span text:style-name="T2">B</text:span></text:p>
        </draw:circle>
        <draw:circle draw:style-name="gr109" draw:text-style-name="P5" draw:layer="layout" svg:width="2cm" svg:height="2cm" svg:x="13.8cm" svg:y="5cm">
          <text:p text:style-name="P2"><text:span text:style-name="T2">C</text:span></text:p>
        </draw:circle>
        <draw:circle draw:style-name="gr110" draw:text-style-name="P5" draw:layer="layout" svg:width="2cm" svg:height="2cm" svg:x="15.8cm" svg:y="5cm">
          <text:p text:style-name="P2"><text:span text:style-name="T2">D</text:span></text:p>
        </draw:circle>
        <draw:circle draw:style-name="gr111" draw:text-style-name="P5" draw:layer="layout" svg:width="2cm" svg:height="2cm" svg:x="17.8cm" svg:y="5cm">
          <text:p text:style-name="P2"><text:span text:style-name="T2">E</text:span></text:p>
        </draw:circle>
        <draw:circle draw:style-name="gr112" draw:text-style-name="P5" draw:layer="layout" svg:width="2cm" svg:height="2cm" svg:x="19.8cm" svg:y="5cm">
          <text:p text:style-name="P2"><text:span text:style-name="T2">F</text:span></text:p>
        </draw:circle>
        <draw:line draw:style-name="gr3" draw:text-style-name="P1" draw:layer="layout" svg:x1="24.294cm" svg:y1="4.618cm" svg:x2="9.301cm" svg:y2="4.7cm">
          <text:p/>
        </draw:line>
        <draw:line draw:style-name="gr3" draw:text-style-name="P1" draw:layer="layout" svg:x1="24.199cm" svg:y1="7.18cm" svg:x2="9.301cm" svg:y2="7.2cm">
          <text:p/>
        </draw:lin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1321 3493" svg:d="M1321 3493h-1321l661-349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5-12T14:03:17</meta:creation-date>
    <meta:editing-duration>P4DT10H53M51S</meta:editing-duration>
    <meta:editing-cycles>66</meta:editing-cycles>
    <dc:date>2020-10-03T20:30:03</dc:date>
    <meta:generator>OpenOffice/4.1.7$Unix OpenOffice.org_project/417m1$Build-9800</meta:generator>
    <meta:document-statistic meta:object-count="370"/>
  </office:meta>
</office:document-meta>
</file>